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Object 10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11"/>
  <manifest:file-entry manifest:media-type="" manifest:full-path="ObjectReplacements/Object 3"/>
  <manifest:file-entry manifest:media-type="" manifest:full-path="ObjectReplacements/Object 12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宋体" svg:font-family="宋体"/>
    <style:font-face style:name="DejaVu Sans Mono" svg:font-family="'DejaVu Sans Mono'" style:font-family-generic="modern" style:font-pitch="fixed"/>
    <style:font-face style:name="WenQuanYi Zen Hei1" svg:font-family="'WenQuanYi Zen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in" fo:margin-bottom="0.1965in"/>
    </style:style>
    <style:style style:name="P3" style:family="paragraph" style:parent-style-name="Preformatted_20_Text">
      <style:paragraph-properties fo:margin-top="0in" fo:margin-bottom="0.1965in"/>
    </style:style>
    <style:style style:name="P4" style:family="paragraph" style:parent-style-name="Text_20_body">
      <style:paragraph-properties fo:margin-top="0in" fo:margin-bottom="0in"/>
    </style:style>
    <style:style style:name="P5" style:family="paragraph" style:parent-style-name="Text_20_body">
      <style:paragraph-properties fo:margin-top="0in" fo:margin-bottom="0in"/>
      <style:text-properties fo:color="#ff0000"/>
    </style:style>
    <style:style style:name="P6" style:family="paragraph" style:parent-style-name="Standard" style:list-style-name="L1"/>
    <style:style style:name="P7" style:family="paragraph" style:parent-style-name="Standard" style:list-style-name="L15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1"/>
    <style:style style:name="P18" style:family="paragraph" style:parent-style-name="Text_20_body" style:list-style-name="L12"/>
    <style:style style:name="P19" style:family="paragraph" style:parent-style-name="Text_20_body" style:list-style-name="L13"/>
    <style:style style:name="P20" style:family="paragraph" style:parent-style-name="Text_20_body" style:list-style-name="L14"/>
    <style:style style:name="P21" style:family="paragraph" style:parent-style-name="Text_20_body" style:list-style-name="L2">
      <style:paragraph-properties fo:margin-top="0in" fo:margin-bottom="0in"/>
    </style:style>
    <style:style style:name="P22" style:family="paragraph" style:parent-style-name="Text_20_body" style:list-style-name="L3">
      <style:paragraph-properties fo:margin-top="0in" fo:margin-bottom="0in"/>
    </style:style>
    <style:style style:name="P23" style:family="paragraph" style:parent-style-name="Text_20_body" style:list-style-name="L4">
      <style:paragraph-properties fo:margin-top="0in" fo:margin-bottom="0in"/>
    </style:style>
    <style:style style:name="P24" style:family="paragraph" style:parent-style-name="Text_20_body" style:list-style-name="L6">
      <style:paragraph-properties fo:margin-top="0in" fo:margin-bottom="0in"/>
    </style:style>
    <style:style style:name="P25" style:family="paragraph" style:parent-style-name="Text_20_body" style:list-style-name="L7">
      <style:paragraph-properties fo:margin-top="0in" fo:margin-bottom="0in"/>
    </style:style>
    <style:style style:name="P26" style:family="paragraph" style:parent-style-name="Text_20_body" style:list-style-name="L8">
      <style:paragraph-properties fo:margin-top="0in" fo:margin-bottom="0in"/>
    </style:style>
    <style:style style:name="P27" style:family="paragraph" style:parent-style-name="Text_20_body" style:list-style-name="L11">
      <style:paragraph-properties fo:margin-top="0in" fo:margin-bottom="0in"/>
    </style:style>
    <style:style style:name="P28" style:family="paragraph" style:parent-style-name="Text_20_body" style:list-style-name="L12">
      <style:paragraph-properties fo:margin-top="0in" fo:margin-bottom="0in"/>
    </style:style>
    <style:style style:name="P29" style:family="paragraph" style:parent-style-name="Text_20_body" style:list-style-name="L13">
      <style:paragraph-properties fo:margin-top="0in" fo:margin-bottom="0in"/>
    </style:style>
    <style:style style:name="P30" style:family="paragraph" style:parent-style-name="Text_20_body" style:list-style-name="L14">
      <style:paragraph-properties fo:margin-top="0in" fo:margin-bottom="0in"/>
    </style:style>
    <style:style style:name="T1" style:family="text">
      <style:text-properties style:font-weight-asian="bold"/>
    </style:style>
    <style:style style:name="T2" style:family="text">
      <style:text-properties style:font-name="宋体" fo:font-size="14pt"/>
    </style:style>
    <style:style style:name="T3" style:family="text">
      <style:text-properties style:font-name="宋体" fo:font-size="14pt" fo:font-weight="bold"/>
    </style:style>
    <style:style style:name="T4" style:family="text">
      <style:text-properties style:font-name-asian="宋体" style:font-size-asian="14pt"/>
    </style:style>
    <style:style style:name="T5" style:family="text">
      <style:text-properties style:font-name-asian="宋体" style:font-size-asian="14pt" style:font-weight-asian="bold"/>
    </style:style>
    <style:style style:name="T6" style:family="text">
      <style:text-properties fo:color="#0000ff" fo:font-weight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baseline" draw:ole-draw-aspect="1" draw:visible-area-width="0.1457in" draw:visible-area-height="0.1563i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Thrift编译安装遇到问题</text:h>
      <text:list xml:id="list1620656017" text:style-name="L1">
        <text:list-item>
          <text:p text:style-name="P6">boost安装</text:p>
        </text:list-item>
      </text:list>
      <text:p text:style-name="Standard"><text:tab/>编译boost-1.49.0，</text:p>
      <text:p text:style-name="Standard"><text:tab/><text:tab/>./bootstranp.sh</text:p>
      <text:p text:style-name="Standard"><text:tab/><text:tab/>./b2 build</text:p>
      <text:p text:style-name="Standard"><text:tab/><text:tab/>sudo ./b2 install</text:p>
      <text:p text:style-name="Standard"><text:tab/><text:tab/>安装后在ubuntu11.10系统下，头文件目录为/usr/local/include/boost，库文件位<text:tab/><text:tab/><text:tab/><text:tab/>于/usr/local/lib</text:p>
      <text:p text:style-name="Standard"><text:tab/>在thrift目录下 ./bootstranp.sh 生成configure文件</text:p>
      <text:p text:style-name="Standard"><text:tab/>./configure </text:p>
      <text:p text:style-name="Standard"><text:tab/>make</text:p>
      <text:p text:style-name="Standard"><text:tab/>make install</text:p>
      <text:list xml:id="list1148449611" text:continue-numbering="true" text:style-name="L1">
        <text:list-item>
          <text:p text:style-name="P6">tutuial编译问题</text:p>
        </text:list-item>
      </text:list>
      <text:p text:style-name="Standard"><text:tab/><text:tab/>编译tutuial会遇到若干问题，说明如下</text:p>
      <text:p text:style-name="Standard"><text:tab/><text:tab/>a)htos 等网络函数未定义。解决：添加CXXFLAGS -DHAVE_NETINET_IN_H宏定义</text:p>
      <text:p text:style-name="Standard"><text:tab/><text:tab/>或者重新生成Makefile, 运行configure CPPFLAGS='-DHAVE_NETINET_IN_H'</text:p>
      <text:p text:style-name="Standard"><text:tab/><text:tab/>b)uint32_t 未定义。解决：添加CXXFLAGS -DHAVE_INTTYPES_H宏定义</text:p>
      <text:p text:style-name="Standard"><text:tab/><text:tab/>或者重新生成Makefile, 运行configure CPPFLAGS='-DHAVE_INTTYPES_H'</text:p>
      <text:p text:style-name="Standard"><text:tab/><text:tab/>c)未找到boost头文件。解决：修改BOOST_DIR = /usr/local/include/boost</text:p>
      <text:p text:style-name="Standard"><text:tab/><text:tab/>d)/usr/local/include/thrift/protocol/TBinaryProtocol.tcc:35: undefined </text:p>
      <text:p text:style-name="Preformatted_20_Text">reference to `apache::thrift::protocol::TBinaryProtocolT&lt;apache::thrift::transport::TTransport&gt;::VERSION_1'。解决：gcc-4.6.1版本太高，降级为4.5.3(4.4.6)</text:p>
      <text:p text:style-name="Preformatted_20_Text"><text:tab/><text:tab/>f)undefined reference to `apache::thrift::server::TNonblockingServer::serve()。解决：1.把-l thriftnb加到编译参数里面，注意要放到代码后面。2.1不行，看看lib库搜索路径下有没有libthriftnb.so。如果没有看看libevent装了没，没有的话就装上，然后重新make install一下thrift</text:p>
      <text:p text:style-name="Preformatted_20_Text"><text:tab/><text:tab/>e)undefined reference to `apache::thrift::server::TSimpleServer::serve()。解决：把-lthrift放在最后，因为动态链接库需要出现在所有链接它的文件的后面。</text:p>
      <text:p text:style-name="Preformatted_20_Text"><text:tab/>3. ImportError: No module named thrift.transport。解决：在/etc/profile文件中加入:</text:p>
      <text:p text:style-name="Standard">export PYTHONPATH=/usr/lib/python2.7/site-packages。重新登录</text:p>
      <text:list xml:id="list682335512" text:style-name="L15">
        <text:list-item>
          <text:list>
            <text:list-item>
              <text:list>
                <text:list-item>
                  <text:p text:style-name="P7">error: ‘class boost::filesystem3::directory_entry’ has no member named ‘filename'。</text:p>
                  <text:list>
                    <text:list-item>
                      <text:p text:style-name="P7">问题原因：boost版本不对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h text:style-name="Heading_20_2" text:outline-level="2"><text:soft-page-break/>参考文档</text:h>
      <text:h text:style-name="Heading_20_3" text:outline-level="3">编译和使用</text:h>
      <text:p text:style-name="P1">Language requirements</text:p>
      <text:list xml:id="list1578466692" text:style-name="L2">
        <text:list-item>
          <text:p text:style-name="P21">C++ </text:p>
          <text:list>
            <text:list-item>
              <text:p text:style-name="P21">Boost 1.33.1+ </text:p>
            </text:list-item>
            <text:list-item>
              <text:p text:style-name="P21">libevent (optional, to build the nonblocking server) </text:p>
            </text:list-item>
            <text:list-item>
              <text:p text:style-name="P21">zlib (optional) </text:p>
            </text:list-item>
          </text:list>
        </text:list-item>
        <text:list-item>
          <text:p text:style-name="P21">Java </text:p>
          <text:list>
            <text:list-item>
              <text:p text:style-name="P21">Java 1.5+ </text:p>
            </text:list-item>
            <text:list-item>
              <text:p text:style-name="P21">Apache Ant </text:p>
            </text:list-item>
            <text:list-item>
              <text:p text:style-name="P21">Apache Ivy (recommended) </text:p>
            </text:list-item>
            <text:list-item>
              <text:p text:style-name="P21">Apache Commons Lang (recommended) </text:p>
            </text:list-item>
            <text:list-item>
              <text:p text:style-name="P21">SLF4J </text:p>
            </text:list-item>
          </text:list>
        </text:list-item>
        <text:list-item>
          <text:p text:style-name="P21">C#: Mono 1.2.4+ (and pkg-config to detect it) or Visual Studio 2005+ </text:p>
        </text:list-item>
        <text:list-item>
          <text:p text:style-name="P21">Python 2.4+ (including header files for extension modules) </text:p>
        </text:list-item>
        <text:list-item>
          <text:p text:style-name="P21">PHP 5.0+ (optionally including header files for extension modules) </text:p>
        </text:list-item>
        <text:list-item>
          <text:p text:style-name="P21">Ruby 1.8+ (including header files for extension modules) </text:p>
        </text:list-item>
        <text:list-item>
          <text:p text:style-name="P21">Erlang R12 (R11 works but not recommended) </text:p>
        </text:list-item>
        <text:list-item>
          <text:p text:style-name="P21">Perl 5 </text:p>
          <text:list>
            <text:list-item>
              <text:p text:style-name="P21">Bit::Vector </text:p>
            </text:list-item>
            <text:list-item>
              <text:p text:style-name="P8">Class::Accessor </text:p>
            </text:list-item>
          </text:list>
        </text:list-item>
      </text:list>
      <text:p text:style-name="Text_20_body">以C++为例，先安装Boost和libevent，zlib是一个支持压缩的，以后再说，按照网站的指示安装就可以了，<text:line-break/><text:line-break/>我编译thrift使用的是：</text:p>
      <text:p text:style-name="Preformatted_20_Text">./configure --prefix=/usr/local/ --disable-static --with-libevent=/usr/local</text:p>
      <text:p text:style-name="P3">没有加--with-boost=/usr/local，因为我把boost放在/usr/include下了，所以能够找到</text:p>
      <text:p text:style-name="Text_20_body"><text:line-break/>因为我公司服务器是RHEL4,版本相对较老，所以出现了很多问题：<text:line-break/>－。找不到BOOST<text:line-break/>因我我早先已经在其它地方安装了boost，所以<text:line-break/>#ln -s &lt;我的boost root path&gt;/boost /usr/include/boost<text:line-break/><text:line-break/>二。undefined reference to `_Unwind_Resume'<text:line-break/>因 为编译器较老，所以需要加上-Wl,-Bdynamic -lgcc_s 这个参数就可以了，一开始我只是在thrift的根目录的Makefile文件中的相关FLAG标记中加入了，但还是报相同错误，后仔细查看了错误信息， 发现得在&lt;thrift&gt;/compiler/cpp和&lt;thrift&gt;/lib/cpp中的Makefile中加入才行<text:line-break/><text:line-break/><text:span text:style-name="T5">使用</text:span><text:span text:style-name="T3">java</text:span><text:span text:style-name="T5">时，要编译</text:span><text:span text:style-name="T3">thrift</text:span><text:span text:style-name="T5">的</text:span><text:span text:style-name="T3">java</text:span><text:span text:style-name="T5">包</text:span><text:span text:style-name="T2"><text:line-break/></text:span><text:soft-page-break/><text:span text:style-name="T2">cd thrift-0.6.0/lib/java<text:line-break/>ant<text:line-break/></text:span><text:span text:style-name="T4">编译完成以后会在当前目录下出现一个</text:span><text:span text:style-name="T2">libthrift.jar<text:line-break/></text:span><text:span text:style-name="T4">把</text:span><text:span text:style-name="T2">libthrift.jar</text:span><text:span text:style-name="T4">拷贝到</text:span><text:span text:style-name="T2">/usr/local/lib</text:span><text:span text:style-name="T4">下（这个位置是因为在</text:span><text:span text:style-name="T2">thrift</text:span><text:span text:style-name="T4">的</text:span><text:span text:style-name="T2">tutor</text:span><text:span text:style-name="T4">中，</text:span><text:span text:style-name="T2">java </text:span><text:span text:style-name="T2">sample code</text:span><text:span text:style-name="T4">的</text:span><text:span text:style-name="T2">build.xml</text:span><text:span text:style-name="T4">中指明了要在</text:span><text:span text:style-name="T2">/usr/local/lib</text:span><text:span text:style-name="T4">找到这个</text:span><text:span text:style-name="T2">jar</text:span><text:span text:style-name="T4">文件）。</text:span><text:span text:style-name="T2"><text:line-break/></text:span><text:span text:style-name="T4">然后把</text:span><text:span text:style-name="T2">/usr/local/lib/libthrift.jar</text:span><text:span text:style-name="T4">也加入到</text:span><text:span text:style-name="T2">CLASSPATH</text:span><text:span text:style-name="T4">中。</text:span><text:span text:style-name="T2"><text:line-break/><text:line-break/></text:span>三。no class template named `tr1' in `std'<text:line-break/>还是因为编译器老的原因，只有在gcc 4.3以后才加入了tr1,所以只能换成boost中的tr1，具体在头文件中加入<text:line-break/>在&lt;thrift&gt;/lib/cpp/src/concurrency/ThreadManager.h 中改为<text:line-break/>#include &lt;boost/tr1/memory.hpp&gt;<text:line-break/>#include &lt;boost/tr1/functional.hpp&gt;<text:line-break/>就行了<text:line-break/>/////////////////////////////////////////////////////////////</text:p>
      <text:p text:style-name="Text_20_body"><text:span text:style-name="Strong_20_Emphasis">数据类型</text:span><text:line-break/>     * Base Types：基本类型 bool，byte，i16，i32，i64，double，string（UTF-8 编码）<text:line-break/>     * Struct：结构体类型<text:line-break/>     * Container：容器类型，即List、Set、Map<text:line-break/>     * Exception：异常类型<text:line-break/>     * Service： 定义对象的接口，和一系列方法</text:p>
      <text:p text:style-name="Text_20_body">一个server只允许定义一个接口服务。这样的话多个接口需要多个server。这样会带来资源的浪费。同意通过继承接口的方式。</text:p>
      <text:p text:style-name="Text_20_body"><text:span text:style-name="Strong_20_Emphasis">协议</text:span><text:line-break/>  Thrift可以让你选择客户端与服务端之间传输通信协议的类别，在传输协议上总体上划分为文本(text)和二进制(binary)传输协议, 为节约带宽，提供传输效率，一般情况下使用二进制类型的传输协议为多数，但有时会还是会使用基于文本类型的协议，这需要根据项目/产品中的实际需求：<text:line-break/>    * TBinaryProtocol – 二进制编码格式进行数据传输。<text:line-break/>    * TCompactProtocol – 这种协议非常有效的，使用Variable-Length Quantity (VLQ) 编码对数据进行压缩。<text:line-break/>    * TJSONProtocol – 使用JSON的数据编码协议进行数据传输。<text:line-break/>    * TSimpleJSONProtocol – 这种节约只提供JSON只写的协议，适用于通过脚本语言解析<text:line-break/>    * TDebugProtocol – 在开发的过程中帮助开发人员调试用的，以文本的形式展现方便阅读。</text:p>
      <text:p text:style-name="Text_20_body"><text:span text:style-name="Strong_20_Emphasis">传输层</text:span><text:line-break/>    * TSocket- 使用堵塞式I/O进行传输，也是最常见的模式。<text:line-break/>    * TFramedTransport- 使用非阻塞方式，按块的大小，进行传输，类似于Java中的NIO。<text:line-break/><text:soft-page-break/>    * TFileTransport- 顾名思义按照文件的方式进程传输，虽然这种方式不提供Java的实现，但是实现起来非常简单。<text:line-break/>    * TMemoryTransport- 使用内存I/O，就好比Java中的ByteArrayOutputStream实现。<text:line-break/>    * TZlibTransport- 使用执行zlib压缩，不提供Java的实现。</text:p>
      <text:p text:style-name="P4"><text:span text:style-name="Strong_20_Emphasis">服务端类型</text:span><text:line-break/>    * TSimpleServer -  单线程服务器端使用标准的堵塞式I/O。<text:line-break/>    * TThreadPoolServer -  多线程服务器端使用标准的堵塞式I/O。<text:line-break/>    * TNonblockingServer – 多线程服务器端使用非堵塞式I/O，并且实现了Java中的NIO通道。<text:line-break/>当服务器端使用socket协议时，可以用simple|thread-pool|threaded|nonblocking等方式运行，从而获得更好的性能。<text:line-break/><text:line-break/><text:span text:style-name="T1">基本使用</text:span><text:line-break/>thrift的类型有如下几种:<text:line-break/>/**<text:line-break/>* The first thing to know about are types. The available types in Thrift are:<text:line-break/>*<text:line-break/>* bool        Boolean, one byte<text:line-break/>* byte        Signed byte<text:line-break/>* i16         Signed 16-bit integer<text:line-break/>* i32         Signed 32-bit integer<text:line-break/>* i64         Signed 64-bit integer<text:line-break/>* double      64-bit floating point value<text:line-break/>* string      String<text:line-break/>* binary      Blob (byte array)<text:line-break/>* map&lt;t1,t2&gt; Map from one type to another<text:line-break/>* list&lt;t1&gt;    Ordered list of one type //对应C++中的vector&lt;t1&gt; <text:line-break/>* set&lt;t1&gt;     Set of unique elements of one type<text:line-break/>*<text:line-break/>* Did you also notice that Thrift supports C style comments?<text:line-break/>*/ <text:line-break/><text:line-break/>例子<text:line-break/>编写角本service.thrift <text:line-break/>/**<text:line-break/>* This Thrift file can be included by other Thrift files that want to share<text:line-break/>* these definitions.<text:line-break/>*/<text:line-break/>namespace cpp shared<text:line-break/>//namespace java shared<text:line-break/>//namespace perl shared<text:line-break/>struct SharedStruct {<text:line-break/>1: i32 key<text:line-break/>2: string value<text:line-break/>}//定义一个结构体<text:line-break/><text:soft-page-break/>//定义一个服务<text:line-break/>service SharedService {<text:line-break/>SharedStruct getStruct(1: i32 key)<text:line-break/>}<text:line-break/><text:line-break/>使用下面的语句，生成cpp骨架文件 <text:line-break/>thrift –r –gen cpp service.thrift <text:line-break/>(生成php骨架文件: # thrift –r –gen php service.thrift )<text:line-break/><text:line-break/>生成7个文件，分别是由service.thrift脚本定义的类型文件四个，两个.h文件 (service_constants.h,service_types.h)，两个对应的.cpp文件 (service_constants.cpp,service_types.cpp)。service_types对应的文件中，定义了对应的由 service.thrift脚本定义的类型。例如struct SharedStruct对应到一个类。另外三个文件分别是由service.thrift脚本中所定义的服务相关的文件，分别是 SharedService .h，SharedService .cpp，以及SharedService_server.skeleton.cpp 骨架文件，我们只需要修改SharedService_server.skeleton.cpp 骨架文件中相关的接口部分的逻辑，即可生成对应的服务。 <text:line-break/><text:line-break/>///////////////////////////</text:p>
      <text:p text:style-name="P4">进入cpp目录下，执行make命令，如果编译出错，第一个错误是</text:p>
      <text:p text:style-name="P5">/usr/local/include/thrift/protocol/TBinaryProtocol.tcc:147:35: error: there are no arguments to ‘htons’ that depend on a template parameter, so a declaration of ‘htons’ must be available</text:p>
      <text:p text:style-name="P4">则修改Makefile，加上编译选项<text:span text:style-name="T6">-DHAVE_NETINET_IN_H</text:span></text:p>
      <text:p text:style-name="P4">server: CppServer.cpp</text:p>
      <text:p text:style-name="P4">        g++ -DHAVE_NETINET_IN_H -o CppServer -I${THRIFT_DIR} -I${BOOST_DIR}  -I../gen-cpp -L${LIB_DIR} -lthrift CppServer.cpp ${GEN_SRC}</text:p>
      <text:p text:style-name="Standard"/>
      <text:p text:style-name="Preformatted_20_Text"/>
      <text:p text:style-name="Preformatted_20_Text"/>
      <text:h text:style-name="Heading_20_3" text:outline-level="3">ubuntu 下编译和使用</text:h>
      <text:p text:style-name="Text_20_body"><text:span text:style-name="Strong_20_Emphasis">一、ubuntu下thrift的安装</text:span></text:p>
      <text:p text:style-name="P4">1.下载源代码</text:p>
      <text:p text:style-name="P4">http://thrift.apache.org/download/</text:p>
      <text:p text:style-name="P4">下载最新版本<text:a xlink:type="simple" xlink:href="http://www.apache.org/dyn/closer.cgi?path=/thrift/0.8.0/thrift-0.8.0.tar.gz">thrift-0.8.0.tar.gz</text:a></text:p>
      <text:p text:style-name="P4"/>
      <text:p text:style-name="P4">2.安装boost库</text:p>
      <text:p text:style-name="P4">sudo apt-get install libboost-dev libboost-dbg libboost-doc bcp libboost-*</text:p>
      <text:p text:style-name="P4"> </text:p>
      <text:p text:style-name="P4">3.安装其他相关工具包</text:p>
      <text:p text:style-name="P4">sudo apt-get install libboost-dev libboost-test-dev libboost-program-options-dev libevent-dev automake libtool flex bison pkg-config g++ libssl-dev ant</text:p>
      <text:p text:style-name="P4">如果需要支持java，需要安装jdk，配置java环境变量。</text:p>
      <text:p text:style-name="P4"> </text:p>
      <text:p text:style-name="P4"><text:soft-page-break/>4.解压文件，进入目录thrift-0.8.0安装</text:p>
      <text:p text:style-name="P4">./configure --with-cpp --with-boost --without-python --without-csharp --with-java --without-erlang --without-perl --with-php --without-php_extension --without-ruby --without-haskell  --without-go</text:p>
      <text:p text:style-name="P4">make</text:p>
      <text:p text:style-name="P4">sudo make install</text:p>
      <text:p text:style-name="P4">要支持java，需要编译生成jar包，到lib/java目录下，执行ant命令。将在lib/java/build目录下生成 libthrift-0.8.0.jar和libthrift-0.8.0-javadoc.jar。编译过程中，可能出错，需要检查lib/java /build/tools/maven-ant-tasks-2.1.3.jar是否正确下载。</text:p>
      <text:p text:style-name="P4"> </text:p>
      <text:p text:style-name="P4">5.测试</text:p>
      <text:p text:style-name="P4">直接输入thrift命令，看是否有用法提示 </text:p>
      <text:p text:style-name="P4"> </text:p>
      <text:p text:style-name="P4"><text:span text:style-name="Strong_20_Emphasis">二、thrift自带的测试样例</text:span></text:p>
      <text:p text:style-name="P4">进入tutorial文件夹，shared.thrift和tutorial.thrift是接口定义文件。</text:p>
      <text:p text:style-name="P4">thrift -r --gen java tutorial.thrift</text:p>
      <text:p text:style-name="P4">thirft -r --gen cpp tutorial.thrift</text:p>
      <text:p text:style-name="P4">执行这两条命令可以生成gen-java和gen-cpp两个文件夹，这些是thrift编译器自动生成的代码。</text:p>
      <text:p text:style-name="P4"> </text:p>
      <text:p text:style-name="P4">然后到java目录下，执行ant命令，编译成功后，在两个不同的窗口下执行以下命令：</text:p>
      <text:p text:style-name="P4">./JavaServer</text:p>
      <text:p text:style-name="P4">./JavaClient simple</text:p>
      <text:p text:style-name="P4"> </text:p>
      <text:p text:style-name="P4">进入cpp目录下，执行make命令，如果编译出错，第一个错误是</text:p>
      <text:p text:style-name="P4">/usr/local/include/thrift/protocol/TBinaryProtocol.tcc:147:35: error: there are no arguments to ‘htons’ that depend on a template parameter, so a declaration of ‘htons’ must be available</text:p>
      <text:p text:style-name="P4">则修改Makefile，加上编译选项-DHAVE_NETINET_IN_H</text:p>
      <text:p text:style-name="P4">server: CppServer.cpp</text:p>
      <text:p text:style-name="P4">        g++ -DHAVE_NETINET_IN_H -o CppServer -I${THRIFT_DIR} -I${BOOST_DIR}  -I../gen-cpp -L${LIB_DIR} -lthrift CppServer.cpp ${GEN_SRC}</text:p>
      <text:p text:style-name="P4"> </text:p>
      <text:p text:style-name="P4">client: CppClient.cpp</text:p>
      <text:p text:style-name="P4">        g++ -DHAVE_NETINET_IN_H -o CppClient -I${THRIFT_DIR} -I${BOOST_DIR}  -I../gen-cpp -L${LIB_DIR} -lthrift CppClient.cpp ${GEN_SRC}</text:p>
      <text:p text:style-name="P4">编译通过生，将生成CppClient和CppServer两个可执行程序。同样，在两个不同的窗口执行以下命令：</text:p>
      <text:p text:style-name="P4">./CppServer</text:p>
      <text:p text:style-name="P4">./CppClient</text:p>
      <text:p text:style-name="P4">而且java和c++的Client和Server都可以交叉运行。比如运行JavaServer和CppClient也能得到同样的结果。以此达到了多语言的相互调用。</text:p>
      <text:p text:style-name="P4"> </text:p>
      <text:p text:style-name="P4"><text:span text:style-name="Strong_20_Emphasis">三、Hello World</text:span></text:p>
      <text:p text:style-name="P4">仿照tutorial，写一个简单的hello world。在tutorial平级目录下，建立目录hello，这里只是为了测试需要。</text:p>
      <text:p text:style-name="P4">服务端用java，客户端用java和c++。</text:p>
      <text:p text:style-name="P4"> </text:p>
      <text:p text:style-name="P4">1. 编写tt.thrift</text:p>
      <text:p text:style-name="P4"><text:soft-page-break/>namespace java demo</text:p>
      <text:p text:style-name="P4">namespace cpp demo</text:p>
      <text:p text:style-name="P4"> </text:p>
      <text:p text:style-name="P4">service Hello{</text:p>
      <text:p text:style-name="P4">  string helloString(1:string para)</text:p>
      <text:p text:style-name="P4">}</text:p>
      <text:p text:style-name="P4"> </text:p>
      <text:p text:style-name="P4">2. 编译生成代码</text:p>
      <text:p text:style-name="P4">thrift -r --gen java tt.thrift</text:p>
      <text:p text:style-name="P4">thrift -r --gen cpp tt.thrift</text:p>
      <text:p text:style-name="P4">生成gen-java和gen-cpp两个文件夹</text:p>
      <text:p text:style-name="P4">gen-cpp下有如下文件</text:p>
      <text:p text:style-name="P4">Hello.cpp  Hello.h  Hello_server.skeleton.cpp  tt_constants.cpp  tt_constants.h  tt_types.cpp  tt_types.h</text:p>
      <text:p text:style-name="P4">其中Hello.h,Hello.cpp中定义了远程调用的接口，实现了底层通信。可以在Hello.h中找到客户端远程调用需要用到的类HelloClient，调用方法：</text:p>
      <text:p text:style-name="P4">void helloString(std::string&amp; _return, const std::string&amp; para);</text:p>
      <text:p text:style-name="P4">这个跟thrift文件中申明的方法有点不一定，返回参数是通过引用传回来的。</text:p>
      <text:p text:style-name="P4">Hello_server.skeleton.cpp将实现Hello.h的服务端接口，如果要用c++作为服务端，还需要将这个文件拷出去， 重命名，实现类HelloHandler的方法helloString，远程调用方法的业务逻辑也就写在helloString中。可能还需要改main 函数中的端口信息。</text:p>
      <text:p text:style-name="P4">gen-java/demo下只有Hello.java一个文件，它定义了服务端和客户端的接口，实现了底层的通信。</text:p>
      <text:p text:style-name="P4"> </text:p>
      <text:p text:style-name="P4">3. 编写java服务端和客户端</text:p>
      <text:p text:style-name="P4">仿照tutorial，在hello目录下建立java目录，将tutorial/java/下的一些文件和目录拷到hello/java下</text:p>
      <text:p text:style-name="P4">build.xml JavaClient  JavaServer  src</text:p>
      <text:p text:style-name="P4">删除src下所有文件，在src下编写代码。</text:p>
      <text:p text:style-name="P4"> </text:p>
      <text:p text:style-name="P4">1） HelloImpl.java 远程过程调用的业务逻辑</text:p>
      <text:p text:style-name="P4">import demo.*;</text:p>
      <text:p text:style-name="P4">import org.apache.thrift.TException;</text:p>
      <text:p text:style-name="P4"> </text:p>
      <text:p text:style-name="P4">class HelloImpl implements Hello.Iface {</text:p>
      <text:p text:style-name="P4"> public HelloImpl() {}</text:p>
      <text:p text:style-name="P4"> public String helloString(String para) throws org.apache.thrift.TException {</text:p>
      <text:p text:style-name="P4">        //各种业务逻辑</text:p>
      <text:p text:style-name="P4">         return "hello " + para;</text:p>
      <text:p text:style-name="P4"> }</text:p>
      <text:p text:style-name="P4">}</text:p>
      <text:p text:style-name="P4"> </text:p>
      <text:p text:style-name="P4">2) Server.java  服务端程序</text:p>
      <text:p text:style-name="P4">import demo.*;</text:p>
      <text:p text:style-name="P4">import java.io.IOException;</text:p>
      <text:p text:style-name="P4">import org.apache.thrift.protocol.TBinaryProtocol;</text:p>
      <text:p text:style-name="P4">import org.apache.thrift.protocol.TBinaryProtocol.Factory;</text:p>
      <text:p text:style-name="P4">import org.apache.thrift.server.TServer;</text:p>
      <text:p text:style-name="P4"><text:soft-page-break/>import org.apache.thrift.server.TThreadPoolServer.Args;</text:p>
      <text:p text:style-name="P4">import org.apache.thrift.server.TThreadPoolServer;</text:p>
      <text:p text:style-name="P4">import org.apache.thrift.transport.TServerSocket;</text:p>
      <text:p text:style-name="P4">import org.apache.thrift.transport.TTransportException;</text:p>
      <text:p text:style-name="P4"> </text:p>
      <text:p text:style-name="P4">public class Server {</text:p>
      <text:p text:style-name="P4">private void start() {</text:p>
      <text:p text:style-name="P4">try {</text:p>
      <text:p text:style-name="P4">    TServerSocket serverTransport = new TServerSocket(7911);</text:p>
      <text:p text:style-name="P4">    Hello.Processor processor = new Hello.Processor(new HelloImpl());</text:p>
      <text:p text:style-name="P4">    Factory protFactory = new TBinaryProtocol.Factory(true, true);</text:p>
      <text:p text:style-name="P4">    Args args = new Args(serverTransport);</text:p>
      <text:p text:style-name="P4">    args.processor(processor);</text:p>
      <text:p text:style-name="P4">    args.protocolFactory(protFactory);</text:p>
      <text:p text:style-name="P4">    TServer server = new TThreadPoolServer(args);</text:p>
      <text:p text:style-name="P4">    //TServer server = new TThreadPoolServer(processor, serverTransport, protFactory);</text:p>
      <text:p text:style-name="P4">    System.out.println("Starting server on port 7911 ...");</text:p>
      <text:p text:style-name="P4">    server.serve();</text:p>
      <text:p text:style-name="P4"> </text:p>
      <text:p text:style-name="P4">   } catch (TTransportException e) {</text:p>
      <text:p text:style-name="P4">    e.printStackTrace();</text:p>
      <text:p text:style-name="P4">   } catch (Exception e) {</text:p>
      <text:p text:style-name="P4">    e.printStackTrace();</text:p>
      <text:p text:style-name="P4">}</text:p>
      <text:p text:style-name="P4">}</text:p>
      <text:p text:style-name="P4"> </text:p>
      <text:p text:style-name="P4">public static void main(String args[]) {</text:p>
      <text:p text:style-name="P4">    Server srv = new Server();</text:p>
      <text:p text:style-name="P4">    srv.start();</text:p>
      <text:p text:style-name="P4">}</text:p>
      <text:p text:style-name="P4">}</text:p>
      <text:p text:style-name="P4"> </text:p>
      <text:p text:style-name="P4">3) Client.java 客户端程序</text:p>
      <text:p text:style-name="P4">import demo.*;</text:p>
      <text:p text:style-name="P4">import java.io.IOException;</text:p>
      <text:p text:style-name="P4">import org.apache.thrift.*;</text:p>
      <text:p text:style-name="P4">import org.apache.thrift.protocol.*;</text:p>
      <text:p text:style-name="P4">import org.apache.thrift.transport.*;</text:p>
      <text:p text:style-name="P4"> </text:p>
      <text:p text:style-name="P4">public class Client {</text:p>
      <text:p text:style-name="P4">      public static void main(String [] args) {</text:p>
      <text:p text:style-name="P4">           try {</text:p>
      <text:p text:style-name="P4">                    TTransport transport = new TSocket("localhost", 7911);</text:p>
      <text:p text:style-name="P4">                    TProtocol protocol = new TBinaryProtocol(transport);</text:p>
      <text:p text:style-name="P4">                    Hello.Client client = new Hello.Client(protocol);</text:p>
      <text:p text:style-name="P4">                    transport.open();</text:p>
      <text:p text:style-name="P4">                    System.out.println("Client calls hello");</text:p>
      <text:p text:style-name="P4">                    System.out.println(client.helloString("world"));</text:p>
      <text:p text:style-name="P4"><text:soft-page-break/>                    transport.close();</text:p>
      <text:p text:style-name="P4">               } catch (TException x) {</text:p>
      <text:p text:style-name="P4">                    x.printStackTrace();</text:p>
      <text:p text:style-name="P4">               }</text:p>
      <text:p text:style-name="P4">        }</text:p>
      <text:p text:style-name="P4">}</text:p>
      <text:p text:style-name="P4"> </text:p>
      <text:p text:style-name="P4">4) 修改 build.xml</text:p>
      <text:p text:style-name="P4">&lt;project name="hello" default="hello" basedir="."&gt;</text:p>
      <text:p text:style-name="P4"> </text:p>
      <text:p text:style-name="P4">  &lt;description&gt;Thrift Hello&lt;/description&gt;</text:p>
      <text:p text:style-name="P4"> </text:p>
      <text:p text:style-name="P4">  &lt;property name="src" location="src" /&gt;</text:p>
      <text:p text:style-name="P4">  &lt;property name="gen" location="../gen-java" /&gt;</text:p>
      <text:p text:style-name="P4">  &lt;property name="build" location="build" /&gt;</text:p>
      <text:p text:style-name="P4"> </text:p>
      <text:p text:style-name="P4">  &lt;path id="libs.classpath"&gt;</text:p>
      <text:p text:style-name="P4">    &lt;fileset dir="http://www.cnblogs.com/lib/java/build"&gt;</text:p>
      <text:p text:style-name="P4">      &lt;include name="*.jar" /&gt;</text:p>
      <text:p text:style-name="P4">      &lt;exclude name="-test.jar" /&gt;</text:p>
      <text:p text:style-name="P4">    &lt;/fileset&gt;</text:p>
      <text:p text:style-name="P4">    &lt;fileset dir="http://www.cnblogs.com/lib/java/build/lib"&gt;</text:p>
      <text:p text:style-name="P4">      &lt;include name="*.jar" /&gt;</text:p>
      <text:p text:style-name="P4">    &lt;/fileset&gt;</text:p>
      <text:p text:style-name="P4">  &lt;/path&gt;</text:p>
      <text:p text:style-name="P4">  &lt;path id="build.classpath"&gt;</text:p>
      <text:p text:style-name="P4">    &lt;path refid="libs.classpath" /&gt;</text:p>
      <text:p text:style-name="P4">    &lt;pathelement path="${gen}" /&gt;</text:p>
      <text:p text:style-name="P4">  &lt;/path&gt;</text:p>
      <text:p text:style-name="P4"> </text:p>
      <text:p text:style-name="P4">  &lt;target name="init"&gt;</text:p>
      <text:p text:style-name="P4">    &lt;tstamp /&gt;</text:p>
      <text:p text:style-name="P4">    &lt;mkdir dir="${build}"/&gt;</text:p>
      <text:p text:style-name="P4">  &lt;/target&gt;</text:p>
      <text:p text:style-name="P4"> </text:p>
      <text:p text:style-name="P4">  &lt;target name="compile" depends="init"&gt;</text:p>
      <text:p text:style-name="P4">    &lt;javac srcdir="${gen}" destdir="${build}" classpathref="libs.classpath" /&gt;</text:p>
      <text:p text:style-name="P4">    &lt;javac srcdir="${src}" destdir="${build}" classpathref="build.classpath" /&gt;</text:p>
      <text:p text:style-name="P4">  &lt;/target&gt;</text:p>
      <text:p text:style-name="P4"> </text:p>
      <text:p text:style-name="P4">  &lt;target name="hello" depends="compile"&gt;</text:p>
      <text:p text:style-name="P4">    &lt;jar jarfile="hello.jar" basedir="${build}"/&gt;</text:p>
      <text:p text:style-name="P4">  &lt;/target&gt;</text:p>
      <text:p text:style-name="P4"> </text:p>
      <text:p text:style-name="P4">  &lt;target name="clean"&gt;</text:p>
      <text:p text:style-name="P4">    &lt;delete dir="${build}" /&gt;</text:p>
      <text:p text:style-name="P4">    &lt;delete file="hello.jar" /&gt;</text:p>
      <text:p text:style-name="P4">  &lt;/target&gt;</text:p>
      <text:p text:style-name="P4"><text:soft-page-break/> </text:p>
      <text:p text:style-name="P4">&lt;/project&gt;</text:p>
      <text:p text:style-name="P4"> </text:p>
      <text:p text:style-name="P4">5) 编译</text:p>
      <text:p text:style-name="P4">ant</text:p>
      <text:p text:style-name="P4">将生成build文件夹</text:p>
      <text:p text:style-name="P4">Client.class  demo  hello  HelloImpl.class  hello.jar  Server.class</text:p>
      <text:p text:style-name="P4"> </text:p>
      <text:p text:style-name="P4">6) 修改执行脚本</text:p>
      <text:p text:style-name="P4">JavaClient</text:p>
      <text:p text:style-name="P4">java -cp http://www.cnblogs.com/lib/java/build/lib/*:http://www.cnblogs.com/lib/java/build/*:hello.jar Client</text:p>
      <text:p text:style-name="P4">JavaServer</text:p>
      <text:p text:style-name="P4">java -cp http://www.cnblogs.com/lib/java/build/lib/*:http://www.cnblogs.com/lib/java/build/*:hello.jar Server</text:p>
      <text:p text:style-name="P4"> </text:p>
      <text:p text:style-name="P4">4. 编写c++客户端</text:p>
      <text:p text:style-name="P4">同样仿照tutorial，将tutorial/cpp中的Makefile和CppClient.cpp拷到hello/cpp下。</text:p>
      <text:p text:style-name="P4"> </text:p>
      <text:p text:style-name="P4">1) 将CppClient.cpp重命名为Client.cpp，并修改</text:p>
      <text:p text:style-name="P4">#include &lt;stdio.h&gt;</text:p>
      <text:p text:style-name="P4">#include &lt;unistd.h&gt;</text:p>
      <text:p text:style-name="P4">#include &lt;sys/time.h&gt;</text:p>
      <text:p text:style-name="P4"> </text:p>
      <text:p text:style-name="P4">#include &lt;protocol/TBinaryProtocol.h&gt;</text:p>
      <text:p text:style-name="P4">#include &lt;transport/TSocket.h&gt;</text:p>
      <text:p text:style-name="P4">#include &lt;transport/TTransportUtils.h&gt;</text:p>
      <text:p text:style-name="P4"> </text:p>
      <text:p text:style-name="P4">#include "../gen-cpp/Hello.h"</text:p>
      <text:p text:style-name="P4">#include &lt;string&gt;</text:p>
      <text:p text:style-name="P4"> </text:p>
      <text:p text:style-name="P4">using namespace std;</text:p>
      <text:p text:style-name="P4">using namespace apache::thrift;</text:p>
      <text:p text:style-name="P4">using namespace apache::thrift::protocol;</text:p>
      <text:p text:style-name="P4">using namespace apache::thrift::transport;</text:p>
      <text:p text:style-name="P4"> </text:p>
      <text:p text:style-name="P4">using namespace demo;</text:p>
      <text:p text:style-name="P4"> </text:p>
      <text:p text:style-name="P4">using namespace boost;</text:p>
      <text:p text:style-name="P4"> </text:p>
      <text:p text:style-name="P4">int main(int argc, char** argv) {</text:p>
      <text:p text:style-name="P4">  shared_ptr&lt;TTransport&gt; socket(new TSocket("localhost", 7911));</text:p>
      <text:p text:style-name="P4">  shared_ptr&lt;TTransport&gt; transport(new TBufferedTransport(socket));</text:p>
      <text:p text:style-name="P4">  shared_ptr&lt;TProtocol&gt; protocol(new TBinaryProtocol(transport));</text:p>
      <text:p text:style-name="P4">  HelloClient client(protocol);</text:p>
      <text:p text:style-name="P4"> </text:p>
      <text:p text:style-name="P4">  try {</text:p>
      <text:p text:style-name="P4"><text:soft-page-break/>    transport-&gt;open();</text:p>
      <text:p text:style-name="P4"> </text:p>
      <text:p text:style-name="P4">    string ret;</text:p>
      <text:p text:style-name="P4">    client.helloString(ret, "world");</text:p>
      <text:p text:style-name="P4">    printf("%s\n", ret.c_str());</text:p>
      <text:p text:style-name="P4"> </text:p>
      <text:p text:style-name="P4">    transport-&gt;close();</text:p>
      <text:p text:style-name="P4">  } catch (TException &amp;tx) {</text:p>
      <text:p text:style-name="P4">    printf("ERROR: %s\n", tx.what());</text:p>
      <text:p text:style-name="P4">  }</text:p>
      <text:p text:style-name="P4"> </text:p>
      <text:p text:style-name="P4">}</text:p>
      <text:p text:style-name="P4"> </text:p>
      <text:p text:style-name="P4">2). 修改Makefile</text:p>
      <text:p text:style-name="P4">BOOST_DIR = /usr/local/boost/include/boost-1_33_1/</text:p>
      <text:p text:style-name="P4">THRIFT_DIR = /usr/local/include/thrift</text:p>
      <text:p text:style-name="P4">LIB_DIR = /usr/local/lib</text:p>
      <text:p text:style-name="P4"> </text:p>
      <text:p text:style-name="P4">GEN_SRC = ../gen-cpp/tt_types.cpp ../gen-cpp/Hello.cpp</text:p>
      <text:p text:style-name="P4"> </text:p>
      <text:p text:style-name="P4">default: client</text:p>
      <text:p text:style-name="P4"> </text:p>
      <text:p text:style-name="P4">client: Client.cpp</text:p>
      <text:p text:style-name="P4">        g++ -DHAVE_NETINET_IN_H -o client -I${THRIFT_DIR} -I${BOOST_DIR}  -I../gen-cpp -L${LIB_DIR} -lthrift Client.cpp ${GEN_SRC}</text:p>
      <text:p text:style-name="P4"> </text:p>
      <text:p text:style-name="P4">clean:</text:p>
      <text:p text:style-name="P4">        $(RM) -r client</text:p>
      <text:p text:style-name="P4"> </text:p>
      <text:p text:style-name="P4">3). 编译</text:p>
      <text:p text:style-name="P4">make</text:p>
      <text:p text:style-name="P4">生成可执行文件client</text:p>
      <text:p text:style-name="P4"> </text:p>
      <text:p text:style-name="P4">5. 运行程序</text:p>
      <text:p text:style-name="P4">运行服务端程序，java目录下：./JavaServer</text:p>
      <text:p text:style-name="P4">运行客户端程序，cpp目录下：./client</text:p>
      <text:p text:style-name="P4">这样c++程序通过 client.helloString(ret, "client") 可以调用服务端的java接口String helloString(String para)。</text:p>
      <text:p text:style-name="P4">从而实现了远程多语言调用。</text:p>
      <text:p text:style-name="Text_20_body"/>
      <text:h text:style-name="Heading_20_3" text:outline-level="3">centos5.5上编译和使用thrift</text:h>
      <text:p text:style-name="Text_20_body">一、boostlib 和libevent 安装</text:p>
      <text:p text:style-name="Text_20_body">1、先下载 http://sourceforge.net/projects/boost/files/boost/1.42.0/</text:p>
      <text:p text:style-name="Text_20_body"><text:soft-page-break/>2、解压后 运行 ./boostrap.sh </text:p>
      <text:p text:style-name="Text_20_body">./bjam install  要等很久</text:p>
      <text:p text:style-name="Text_20_body">  3、yum install libevent  （在centos 下）</text:p>
      <text:p text:style-name="Text_20_body">  </text:p>
      <text:p text:style-name="Text_20_body">  </text:p>
      <text:p text:style-name="Text_20_body">二、thrift的安装</text:p>
      <text:p text:style-name="Text_20_body">1、https://builds.apache.org/job/Thrift/ 下载thrift</text:p>
      <text:p text:style-name="Text_20_body">2、解压安装</text:p>
      <text:p text:style-name="Text_20_body">2.1：在thrift目录下运行 bootstrap.sh 会生成 configure --prefix=/opt/thrift </text:p>
      <text:p text:style-name="Text_20_body">2.2：如果安装的thrift版本高于0.5.0的话，可以就需要升级autoconf 和 PHP了。</text:p>
      <text:p text:style-name="Text_20_body">2.2.1：autoconf:下载 autoconf 高版本 http://files.directadmin.com/services/custombuild/ </text:p>
      <text:p text:style-name="Text_20_body">2.2.2: php5.2：下载和升级</text:p>
      <text:p text:style-name="Text_20_body">2.3: make</text:p>
      <text:p text:style-name="Text_20_body">2.4: make install </text:p>
      <text:p text:style-name="Text_20_body">3、安装fb303</text:p>
      <text:p text:style-name="Text_20_body">3.1 cd contrib/fb303</text:p>
      <text:p text:style-name="Text_20_body">3.2 ./bootstrap.sh</text:p>
      <text:p text:style-name="Text_20_body">3.3 ./configure --prefix=/opt/fb303 --with-thriftpath=/opt/thrift</text:p>
      <text:p text:style-name="Text_20_body">3.4 make </text:p>
      <text:p text:style-name="Text_20_body">3.5 make install</text:p>
      <text:p text:style-name="Text_20_body">在安装 thrift的时候可能会出下如下错误</text:p>
      <text:p text:style-name="Text_20_body">thrift/protocol/TBinaryProtocol.tcc:147: error: there are no arguments to 'htons' that depend on a template parameter, so a declaration of 'htons' must be available</text:p>
      <text:p text:style-name="Text_20_body">编译不过的时候，</text:p>
      <text:p text:style-name="Text_20_body">解决办法:需要添加头问题  #include &lt;arpa/inet.h&gt;</text:p>
      <text:p text:style-name="Text_20_body"> </text:p>
      <text:p text:style-name="Text_20_body">三、等以上准备工作完了之后， 安装 scribe</text:p>
      <text:p text:style-name="Text_20_body">1、wget https://nodeload.github.com/pcting/scribe/tarball/master</text:p>
      <text:p text:style-name="Text_20_body">2、./bootstrap.sh</text:p>
      <text:p text:style-name="Text_20_body">3、./configure  --prefix=/opt/scribe</text:p>
      <text:p text:style-name="Text_20_body">4、make &amp;&amp; make install</text:p>
      <text:p text:style-name="Text_20_body"><text:soft-page-break/> </text:p>
      <text:p text:style-name="Text_20_body"> </text:p>
      <text:p text:style-name="Text_20_body">四、测试是否安装成功</text:p>
      <text:p text:style-name="Text_20_body">1、cp  examples/example1.conf /opt/scribe</text:p>
      <text:p text:style-name="Text_20_body">2、cd  /opt/scribe</text:p>
      <text:p text:style-name="Text_20_body">3、./scribe example1.conf</text:p>
      <text:p text:style-name="Text_20_body"> </text:p>
      <text:p text:style-name="Text_20_body">五、生成客户端api</text:p>
      <text:p text:style-name="Text_20_body">1、进入scribe安装文件目录下的if目录中</text:p>
      <text:p text:style-name="Text_20_body">thrift -r -I ../../thrift-0.5.0/contrib/（这里需要指到你的thrift的源码目录） -gen java scribe.thrift</text:p>
      <text:p text:style-name="Text_20_body">根据客户端不同的开发语言，在-gen后的参数指定，java、py、cpp等</text:p>
      <text:h text:style-name="Heading_20_3" text:outline-level="3">降级gcc/g++</text:h>
      <text:p text:style-name="Text_20_body">gcc --version</text:p>
      <text:p text:style-name="Text_20_body"> </text:p>
      <text:p text:style-name="Text_20_body"> </text:p>
      <text:p text:style-name="Text_20_body">ubuntu 11.10的gcc版本是4.6.1，版本太高，编译android时失足，要把gcc版本改为4.4.3。</text:p>
      <text:p text:style-name="Text_20_body"> </text:p>
      <text:p text:style-name="Text_20_body"/>
      <text:p text:style-name="Text_20_body">经由过程gcc -v号令可以发明gcc库在/usr/lib/gcc/i686-linux-gnu目次下，该目次下有当前体系支撑的各类版本gcc库 。在安装gcc 4.4前该目次下是没有4.4目次的，安装gcc 4.4后该目次下就会多出4.4这个目次，且该4.4目次下有各类响应库文件。</text:p>
      <text:p text:style-name="Text_20_body"/>
      <text:p text:style-name="Text_20_body">ubuntu 32bit体系下安装gcc 4.4的最好办法是仅用以下两条号令，不须要其它号令，不然编译时可能会失足。 </text:p>
      <text:p text:style-name="Text_20_body"/>
      <text:p text:style-name="Text_20_body">sudo apt-get install gcc-4.4 </text:p>
      <text:p text:style-name="Text_20_body"/>
      <text:p text:style-name="Text_20_body">sudo apt-get install g++-4.4 </text:p>
      <text:p text:style-name="P4"/>
      <text:p text:style-name="P4">装完后在/usr/bin目次下</text:p>
      <text:p text:style-name="P4"/>
      <text:p text:style-name="Text_20_body"> </text:p>
      <text:p text:style-name="Text_20_body"><text:soft-page-break/> </text:p>
      <text:p text:style-name="Text_20_body">￥ ls -l gcc*</text:p>
      <text:p text:style-name="Text_20_body"> </text:p>
      <text:p text:style-name="Text_20_body">lrwxrwxrwx 1 root root      7 2011-10-29 09:11 gcc -&gt; gcc-4.6</text:p>
      <text:p text:style-name="Text_20_body"> </text:p>
      <text:p text:style-name="Text_20_body">-rwxr-xr-x 1 root root 224544 2011-10-06 05:47 gcc-4.4</text:p>
      <text:p text:style-name="Text_20_body"> </text:p>
      <text:p text:style-name="Text_20_body">-rwxr-xr-x 1 root root 302104 2011-09-17 05:43 gcc-4.6</text:p>
      <text:p text:style-name="Text_20_body"> </text:p>
      <text:p text:style-name="Text_20_body">发明gcc 链接到gcc-4.6，  须要将它改为链接到gcc-4.4 :</text:p>
      <text:p text:style-name="Text_20_body"> </text:p>
      <text:p text:style-name="Text_20_body"/>
      <text:p text:style-name="Text_20_body">sudo mv gcc gcc.bak </text:p>
      <text:p text:style-name="P4"/>
      <text:p text:style-name="Text_20_body"/>
      <text:p text:style-name="Text_20_body">sudo ln -s gcc-4.4 gcc</text:p>
      <text:p text:style-name="P4"/>
      <text:p text:style-name="P4">  </text:p>
      <text:p text:style-name="P4"/>
      <text:p text:style-name="Text_20_body">同理</text:p>
      <text:p text:style-name="Text_20_body"/>
      <text:p text:style-name="Text_20_body">ls -l g++*</text:p>
      <text:p text:style-name="Text_20_body"> </text:p>
      <text:p text:style-name="Text_20_body">lrwxrwxrwx 1 root root      7 2011-08-14 15:17 g++ -&gt; g++-4.6</text:p>
      <text:p text:style-name="Text_20_body"> </text:p>
      <text:p text:style-name="Text_20_body">-rwxr-xr-x 1 root root 228640 2011-10-06 05:45 g++-4.4</text:p>
      <text:p text:style-name="Text_20_body"> </text:p>
      <text:p text:style-name="Text_20_body">-rwxr-xr-x 1 root root 306200 2011-09-17 05:39 g++-4.6</text:p>
      <text:p text:style-name="Text_20_body"> </text:p>
      <text:p text:style-name="Text_20_body">须要将g++链接改为g++-4.4: </text:p>
      <text:p text:style-name="Text_20_body"> </text:p>
      <text:p text:style-name="Text_20_body">/usr/bin￥ sudo mv g++ g++.bak</text:p>
      <text:p text:style-name="Text_20_body"> </text:p>
      <text:p text:style-name="Text_20_body"/>
      <text:p text:style-name="Text_20_body"><text:soft-page-break/>/usr/bin￥sudo ln -s g++-4.4 g++ </text:p>
      <text:p text:style-name="P4"/>
      <text:p text:style-name="Text_20_body"> </text:p>
      <text:p text:style-name="Text_20_body"> </text:p>
      <text:p text:style-name="Text_20_body">再查看gcc和g++版本号：</text:p>
      <text:p text:style-name="Text_20_body"> </text:p>
      <text:p text:style-name="Text_20_body">gcc -v</text:p>
      <text:p text:style-name="Text_20_body"> </text:p>
      <text:p text:style-name="Text_20_body">g++ -v</text:p>
      <text:p text:style-name="Text_20_body"> </text:p>
      <text:p text:style-name="P4">均显示gcc version 4.4.6 ，申明gcc 4.4安装成功</text:p>
      <text:h text:style-name="Heading_20_3" text:outline-level="3">linux上使用thrift</text:h>
      <text:p text:style-name="Standard">linux上安装thrift见 <text:line-break/><text:a xlink:type="simple" xlink:href="http://jinghong.iteye.com/blog/1102535" office:target-frame-name="_blank" xlink:show="new">http://jinghong.iteye.com/blog/1102535</text:a> <text:line-break/>thrift做为跨语言调用的方案有高效，支持语言较多，成熟等优点；代码侵入较强是其弱点。 <text:line-break/>下面记录以C++做服务器，C++,java和python做客户端的示例，这个和本人现在工作环境吻合，使用多线程长连接的socket来建立高效分布式系统的跨语言调用平台。 <text:line-break/>遗憾的是目前版本(0.7.0)的C语言还不支持Compact协议，导致在现在的环境中nginx c module调用thrift要使用binary协议。thrift开发团队似乎对C语言不太感冒。 <text:line-break/>1.定义idl文件acsuser.thrift </text:p>
      <text:p text:style-name="P2">Idl代码 <draw:frame draw:name="Object1" text:anchor-type="as-char" svg:width="0.1457in" svg:height="0.1563in" draw:z-index="0"><draw:plugin xlink:href="http://jinghong.iteye.com/javascripts/syntaxhighlighter/clipboard_new.swf" xlink:type="simple" xlink:show="embed" xlink:actuate="onLoad" draw:mime-type="application/x-shockwave-flash"><draw:param draw:name="wmode" draw:value="transparent"/><draw:param draw:name="quality" draw:value="high"/><draw:param draw:name="pluginspage" draw:value="http://www.macromedia.com/go/getflashplayer"/><draw:param draw:name="flashvars" draw:value="clipboard=struct%20User%7B%0A%201%3A%20string%20uid%2C%0A%202%3A%20string%20uname%2C%0A%203%3A%20bool%20usex%2C%0A%204%3A%20i16%20uage%2C%0A%7D%0Aservice%20UserService%7B%0A%20void%20add(1%3A%20User%20u)%2C%0A%20User%20get(1%3A%20string%20uid)%2C%0A%7D%0A"/><draw:param draw:name="allowscriptaccess" draw:value="always"/></draw:plugin></draw:frame> <draw:a xlink:type="simple" xlink:href="javascript:void()"><draw:frame draw:style-name="fr1" draw:name="graphics1" text:anchor-type="as-char" svg:width="0.8071in" svg:height="0.4138in" draw:z-index="1"><draw:image xlink:href="http://jinghong.iteye.com/images/icon_star.png" xlink:type="simple" xlink:show="embed" xlink:actuate="onLoad"/><svg:title>收藏代码</svg:title></draw:frame></draw:a></text:p>
      <text:list xml:id="list800759088" text:style-name="L3">
        <text:list-item>
          <text:p text:style-name="P22">struct User{  </text:p>
        </text:list-item>
        <text:list-item>
          <text:p text:style-name="P22"> 1: string uid,  </text:p>
        </text:list-item>
        <text:list-item>
          <text:p text:style-name="P22"> 2: string uname,  </text:p>
        </text:list-item>
        <text:list-item>
          <text:p text:style-name="P22"> 3: bool usex,  </text:p>
        </text:list-item>
        <text:list-item>
          <text:p text:style-name="P22"> 4: i16 uage,  </text:p>
        </text:list-item>
        <text:list-item>
          <text:p text:style-name="P22">}  </text:p>
        </text:list-item>
        <text:list-item>
          <text:p text:style-name="P22">service UserService{  </text:p>
        </text:list-item>
        <text:list-item>
          <text:p text:style-name="P22"> void add(1: User u),  </text:p>
        </text:list-item>
        <text:list-item>
          <text:p text:style-name="P22"> User get(1: string uid),  </text:p>
        </text:list-item>
        <text:list-item>
          <text:p text:style-name="P9">}  </text:p>
        </text:list-item>
      </text:list>
      <text:p text:style-name="P4"><text:line-break/>2.生成c++,java和python代码框架 </text:p>
      <text:p text:style-name="Text_20_body">Shell代码 <draw:frame draw:name="Object2" text:anchor-type="as-char" svg:width="0.1457in" svg:height="0.1563in" draw:z-index="2"><draw:plugin xlink:href="http://jinghong.iteye.com/javascripts/syntaxhighlighter/clipboard_new.swf" xlink:type="simple" xlink:show="embed" xlink:actuate="onLoad" draw:mime-type="application/x-shockwave-flash"><draw:param draw:name="wmode" draw:value="transparent"/><draw:param draw:name="quality" draw:value="high"/><draw:param draw:name="pluginspage" draw:value="http://www.macromedia.com/go/getflashplayer"/><draw:param draw:name="flashvars" draw:value="clipboard=thrift%20-r%20--gen%20cpp%20acsuser.thrift%20%0Athrift%20-r%20--gen%20java%20acsuser.thrift%20%0Athrift%20-r%20--gen%20py%20acsuser.thrift%20%0A"/><draw:param draw:name="allowscriptaccess" draw:value="always"/></draw:plugin></draw:frame> <draw:a xlink:type="simple" xlink:href="javascript:void()"><draw:frame draw:style-name="fr1" draw:name="graphics2" text:anchor-type="as-char" svg:width="0.8071in" svg:height="0.4138in" draw:z-index="3"><draw:image xlink:href="http://jinghong.iteye.com/images/icon_star.png" xlink:type="simple" xlink:show="embed" xlink:actuate="onLoad"/><svg:title>收藏代码</svg:title></draw:frame></draw:a></text:p>
      <text:list xml:id="list1771353872" text:style-name="L4">
        <text:list-item>
          <text:p text:style-name="P23">thrift -r --gen cpp acsuser.thrift   </text:p>
        </text:list-item>
        <text:list-item>
          <text:p text:style-name="P23"><text:soft-page-break/>thrift -r --gen java acsuser.thrift   </text:p>
        </text:list-item>
        <text:list-item>
          <text:p text:style-name="P10">thrift -r --gen py acsuser.thrift   </text:p>
        </text:list-item>
      </text:list>
      <text:p text:style-name="P4"><text:line-break/>这时生成子目录gen-cpp,gen-java,gen-py <text:line-break/><text:line-break/>3.生成C++服务端代码 </text:p>
      <text:p text:style-name="Text_20_body">Shell代码 <draw:frame draw:name="Object3" text:anchor-type="as-char" svg:width="0.1457in" svg:height="0.1563in" draw:z-index="4"><draw:plugin xlink:href="http://jinghong.iteye.com/javascripts/syntaxhighlighter/clipboard_new.swf" xlink:type="simple" xlink:show="embed" xlink:actuate="onLoad" draw:mime-type="application/x-shockwave-flash"><draw:param draw:name="wmode" draw:value="transparent"/><draw:param draw:name="quality" draw:value="high"/><draw:param draw:name="pluginspage" draw:value="http://www.macromedia.com/go/getflashplayer"/><draw:param draw:name="flashvars" draw:value="clipboard=cp%20gen-cpp%2FUserService_server.skeleton.cpp%20UserServer.cpp%0A"/><draw:param draw:name="allowscriptaccess" draw:value="always"/></draw:plugin></draw:frame> <draw:a xlink:type="simple" xlink:href="javascript:void()"><draw:frame draw:style-name="fr1" draw:name="graphics3" text:anchor-type="as-char" svg:width="0.8071in" svg:height="0.4138in" draw:z-index="5"><draw:image xlink:href="http://jinghong.iteye.com/images/icon_star.png" xlink:type="simple" xlink:show="embed" xlink:actuate="onLoad"/><svg:title>收藏代码</svg:title></draw:frame></draw:a></text:p>
      <text:list xml:id="list243720996" text:style-name="L5">
        <text:list-item>
          <text:p text:style-name="P11">cp gen-cpp/UserService_server.skeleton.cpp UserServer.cpp  </text:p>
        </text:list-item>
      </text:list>
      <text:p text:style-name="P4"><text:line-break/>修改UserServer.cpp </text:p>
      <text:p text:style-name="Text_20_body">C++代码 <draw:frame draw:name="Object4" text:anchor-type="as-char" svg:width="0.1457in" svg:height="0.1563in" draw:z-index="6"><draw:plugin xlink:href="http://jinghong.iteye.com/javascripts/syntaxhighlighter/clipboard_new.swf" xlink:type="simple" xlink:show="embed" xlink:actuate="onLoad" draw:mime-type="application/x-shockwave-flash"><draw:param draw:name="wmode" draw:value="transparent"/><draw:param draw:name="quality" draw:value="high"/><draw:param draw:name="pluginspage" draw:value="http://www.macromedia.com/go/getflashplayer"/><draw:param draw:name="flashvars" draw:value="clipboard=%23include%20%22UserService.h%22%0A%23include%20%3Cconfig.h%3E%0A%2F%2F%23include%20%3Cprotocol%2FTBinaryProtocol.h%3E%0A%23include%20%3Cprotocol%2FTCompactProtocol.h%3E%0A%23include%20%3Cserver%2FTSimpleServer.h%3E%0A%23include%20%3Ctransport%2FTServerSocket.h%3E%0A%23include%20%3Ctransport%2FTBufferTransports.h%3E%0A%23include%20%3Cconcurrency%2FThreadManager.h%3E%0A%23include%20%3Cconcurrency%2FPosixThreadFactory.h%3E%0A%23include%20%3Cserver%2FTThreadPoolServer.h%3E%0A%23include%20%3Cserver%2FTThreadedServer.h%3E%0A%0Ausing%20namespace%20%3A%3Aapache%3A%3Athrift%3B%0Ausing%20namespace%20%3A%3Aapache%3A%3Athrift%3A%3Aprotocol%3B%0Ausing%20namespace%20%3A%3Aapache%3A%3Athrift%3A%3Atransport%3B%0Ausing%20namespace%20%3A%3Aapache%3A%3Athrift%3A%3Aserver%3B%0Ausing%20namespace%20%3A%3Aapache%3A%3Athrift%3A%3Aconcurrency%3B%0A%0Ausing%20boost%3A%3Ashared_ptr%3B%0A%0Aclass%20UserServiceHandler%20%3A%20virtual%20public%20UserServiceIf%20%7B%0A%20public%3A%0A%20%20UserServiceHandler()%20%7B%0A%20%20%20%20%2F%2F%20Your%20initialization%20goes%20here%0A%20%20%7D%0A%0A%20%20void%20add(const%20User%26%20u)%20%7B%0A%20%20%20%20%2F%2F%20Your%20implementation%20goes%20here%0A%20%20%20%20printf(%22uid%3D%25s%20uname%3D%25s%20usex%3D%25d%20uage%3D%25d%5Cn%22%2C%20u.uid.c_str()%2C%20u.uname.c_str()%2C%20u.usex%2C%20u.uage)%3B%0A%20%20%7D%0A%0A%20%20void%20get(User%26%20_return%2C%20const%20std%3A%3Astring%26%20uid)%20%7B%0A%20%20%20%20%2F%2F%20Your%20implementation%20goes%20here%0A%20%20%20%20_return.uid%20%3D%20%22leo1%22%3B%0A%20%20%20%20_return.uname%20%3D%20%22yueyue%22%3B%0A%20%20%20%20_return.usex%20%3D%201%3B%0A%20%20%20%20_return.uage%20%3D%203%3B%0A%20%20%20%20printf(%22uid%3D%25s%20uname%3D%25s%20usex%3D%25d%20uage%3D%25d%5Cn%22%2C%20_return.uid.c_str()%2C%20_return.uname.c_str()%2C%20_return.usex%2C%20_return.uage)%3B%0A%20%20%7D%0A%0A%7D%3B%0A%0Aint%20main(int%20argc%2C%20char%20**argv)%20%7B%0A%20%20shared_ptr%3CUserServiceHandler%3E%20handler(new%20UserServiceHandler())%3B%0A%20%20shared_ptr%3CTProcessor%3E%20processor(new%20UserServiceProcessor(handler))%3B%0A%20%20shared_ptr%3CTProtocolFactory%3E%20protocolFactory(new%20TCompactProtocolFactory())%3B%0A%20%20shared_ptr%3CTTransportFactory%3E%20transportFactory(new%20TBufferedTransportFactory())%3B%0A%20%20shared_ptr%3CTServerTransport%3E%20serverTransport(new%20TServerSocket(9090))%3B%0A%0A%20%20shared_ptr%3CThreadManager%3E%20threadManager%20%3D%20ThreadManager%3A%3AnewSimpleThreadManager(10)%3B%0A%20%20shared_ptr%3CPosixThreadFactory%3E%20threadFactory%20%3D%20shared_ptr%3CPosixThreadFactory%3E(new%20PosixThreadFactory())%3B%0A%20%20threadManager-%3EthreadFactory(threadFactory)%3B%0A%20%20threadManager-%3Estart()%3B%0A%20%20printf(%22start%20user%20server...%5Cn%22)%3B%0A%0A%20%20TThreadPoolServer%20server(processor%2C%20serverTransport%2C%20transportFactory%2C%20protocolFactory%2C%20threadManager)%3B%0A%20%20server.serve()%3B%0A%20%20return%200%3B%0A%7D%0A%0A"/><draw:param draw:name="allowscriptaccess" draw:value="always"/></draw:plugin></draw:frame> <draw:a xlink:type="simple" xlink:href="javascript:void()"><draw:frame draw:style-name="fr1" draw:name="graphics4" text:anchor-type="as-char" svg:width="0.8071in" svg:height="0.4138in" draw:z-index="7"><draw:image xlink:href="http://jinghong.iteye.com/images/icon_star.png" xlink:type="simple" xlink:show="embed" xlink:actuate="onLoad"/><svg:title>收藏代码</svg:title></draw:frame></draw:a></text:p>
      <text:list xml:id="list159611453" text:style-name="L6">
        <text:list-item>
          <text:p text:style-name="P24">#include "UserService.h"  </text:p>
        </text:list-item>
        <text:list-item>
          <text:p text:style-name="P24">#include &lt;config.h&gt;  </text:p>
        </text:list-item>
        <text:list-item>
          <text:p text:style-name="P24">//#include &lt;protocol/TBinaryProtocol.h&gt;  </text:p>
        </text:list-item>
        <text:list-item>
          <text:p text:style-name="P24">#include &lt;protocol/TCompactProtocol.h&gt;  </text:p>
        </text:list-item>
        <text:list-item>
          <text:p text:style-name="P24">#include &lt;server/TSimpleServer.h&gt;  </text:p>
        </text:list-item>
        <text:list-item>
          <text:p text:style-name="P24">#include &lt;transport/TServerSocket.h&gt;  </text:p>
        </text:list-item>
        <text:list-item>
          <text:p text:style-name="P24">#include &lt;transport/TBufferTransports.h&gt;  </text:p>
        </text:list-item>
        <text:list-item>
          <text:p text:style-name="P24">#include &lt;concurrency/ThreadManager.h&gt;  </text:p>
        </text:list-item>
        <text:list-item>
          <text:p text:style-name="P24">#include &lt;concurrency/PosixThreadFactory.h&gt;  </text:p>
        </text:list-item>
        <text:list-item>
          <text:p text:style-name="P24">#include &lt;server/TThreadPoolServer.h&gt;  </text:p>
        </text:list-item>
        <text:list-item>
          <text:p text:style-name="P24">#include &lt;server/TThreadedServer.h&gt;  </text:p>
        </text:list-item>
        <text:list-item>
          <text:p text:style-name="P24">  </text:p>
        </text:list-item>
        <text:list-item>
          <text:p text:style-name="P24">using namespace ::apache::thrift;  </text:p>
        </text:list-item>
        <text:list-item>
          <text:p text:style-name="P24">using namespace ::apache::thrift::protocol;  </text:p>
        </text:list-item>
        <text:list-item>
          <text:p text:style-name="P24">using namespace ::apache::thrift::transport;  </text:p>
        </text:list-item>
        <text:list-item>
          <text:p text:style-name="P24">using namespace ::apache::thrift::server;  </text:p>
        </text:list-item>
        <text:list-item>
          <text:p text:style-name="P24">using namespace ::apache::thrift::concurrency;  </text:p>
        </text:list-item>
        <text:list-item>
          <text:p text:style-name="P24">  </text:p>
        </text:list-item>
        <text:list-item>
          <text:p text:style-name="P24">using boost::shared_ptr;  </text:p>
        </text:list-item>
        <text:list-item>
          <text:p text:style-name="P24">  </text:p>
        </text:list-item>
        <text:list-item>
          <text:p text:style-name="P24">class UserServiceHandler : virtual public UserServiceIf {  </text:p>
        </text:list-item>
        <text:list-item>
          <text:p text:style-name="P24"> public:  </text:p>
        </text:list-item>
        <text:list-item>
          <text:p text:style-name="P24">  UserServiceHandler() {  </text:p>
        </text:list-item>
        <text:list-item>
          <text:p text:style-name="P24">    // Your initialization goes here  </text:p>
        </text:list-item>
        <text:list-item>
          <text:p text:style-name="P24">  }  </text:p>
        </text:list-item>
        <text:list-item>
          <text:p text:style-name="P24">  </text:p>
        </text:list-item>
        <text:list-item>
          <text:p text:style-name="P24">  void add(const User&amp; u) {  </text:p>
        </text:list-item>
        <text:list-item>
          <text:p text:style-name="P24">    // Your implementation goes here  </text:p>
        </text:list-item>
        <text:list-item>
          <text:p text:style-name="P24">    printf("uid=%s uname=%s usex=%d uage=%d\n", u.uid.c_str(), u.uname.c_str(), u.usex, u.uage);  </text:p>
        </text:list-item>
        <text:list-item>
          <text:p text:style-name="P24">  }  </text:p>
        </text:list-item>
        <text:list-item>
          <text:p text:style-name="P24">  </text:p>
        </text:list-item>
        <text:list-item>
          <text:p text:style-name="P24"><text:soft-page-break/>  void get(User&amp; _return, const std::string&amp; uid) {  </text:p>
        </text:list-item>
        <text:list-item>
          <text:p text:style-name="P24">    // Your implementation goes here  </text:p>
        </text:list-item>
        <text:list-item>
          <text:p text:style-name="P24">    _return.uid = "leo1";  </text:p>
        </text:list-item>
        <text:list-item>
          <text:p text:style-name="P24">    _return.uname = "yueyue";  </text:p>
        </text:list-item>
        <text:list-item>
          <text:p text:style-name="P24">    _return.usex = 1;  </text:p>
        </text:list-item>
        <text:list-item>
          <text:p text:style-name="P24">    _return.uage = 3;  </text:p>
        </text:list-item>
        <text:list-item>
          <text:p text:style-name="P24">    printf("uid=%s uname=%s usex=%d uage=%d\n", _return.uid.c_str(), _return.uname.c_str(), _return.usex, _return.uage);  </text:p>
        </text:list-item>
        <text:list-item>
          <text:p text:style-name="P24">  }  </text:p>
        </text:list-item>
        <text:list-item>
          <text:p text:style-name="P24">  </text:p>
        </text:list-item>
        <text:list-item>
          <text:p text:style-name="P24">};  </text:p>
        </text:list-item>
        <text:list-item>
          <text:p text:style-name="P24">  </text:p>
        </text:list-item>
        <text:list-item>
          <text:p text:style-name="P24">int main(int argc, char **argv) {  </text:p>
        </text:list-item>
        <text:list-item>
          <text:p text:style-name="P24">  shared_ptr&lt;UserServiceHandler&gt; handler(new UserServiceHandler());  </text:p>
        </text:list-item>
        <text:list-item>
          <text:p text:style-name="P24">  shared_ptr&lt;TProcessor&gt; processor(new UserServiceProcessor(handler));  </text:p>
        </text:list-item>
        <text:list-item>
          <text:p text:style-name="P24">  shared_ptr&lt;TProtocolFactory&gt; protocolFactory(new TCompactProtocolFactory());  </text:p>
        </text:list-item>
        <text:list-item>
          <text:p text:style-name="P24">  shared_ptr&lt;TTransportFactory&gt; transportFactory(new TBufferedTransportFactory());  </text:p>
        </text:list-item>
        <text:list-item>
          <text:p text:style-name="P24">  shared_ptr&lt;TServerTransport&gt; serverTransport(new TServerSocket(9090));  </text:p>
        </text:list-item>
        <text:list-item>
          <text:p text:style-name="P24">  </text:p>
        </text:list-item>
        <text:list-item>
          <text:p text:style-name="P24">  shared_ptr&lt;ThreadManager&gt; threadManager = ThreadManager::newSimpleThreadManager(10);  </text:p>
        </text:list-item>
        <text:list-item>
          <text:p text:style-name="P24">  shared_ptr&lt;PosixThreadFactory&gt; threadFactory = shared_ptr&lt;PosixThreadFactory&gt;(new PosixThreadFactory());  </text:p>
        </text:list-item>
        <text:list-item>
          <text:p text:style-name="P24">  threadManager-&gt;threadFactory(threadFactory);  </text:p>
        </text:list-item>
        <text:list-item>
          <text:p text:style-name="P24">  threadManager-&gt;start();  </text:p>
        </text:list-item>
        <text:list-item>
          <text:p text:style-name="P24">  printf("start user server...\n");  </text:p>
        </text:list-item>
        <text:list-item>
          <text:p text:style-name="P24">  </text:p>
        </text:list-item>
        <text:list-item>
          <text:p text:style-name="P24">  TThreadPoolServer server(processor, serverTransport, transportFactory, protocolFactory, threadManager);  </text:p>
        </text:list-item>
        <text:list-item>
          <text:p text:style-name="P24">  server.serve();  </text:p>
        </text:list-item>
        <text:list-item>
          <text:p text:style-name="P24">  return 0;  </text:p>
        </text:list-item>
        <text:list-item>
          <text:p text:style-name="P12">}  </text:p>
        </text:list-item>
      </text:list>
      <text:p text:style-name="P4"><text:line-break/>注意这段代码使用TCompactProtocol，需要#include &lt;config.h&gt; <text:line-break/>另外这个是Blocking的多线程服务器 <text:line-break/><text:line-break/>4.生成C++的client文件UserClient.cpp </text:p>
      <text:p text:style-name="Text_20_body">C++代码 <draw:frame draw:name="Object5" text:anchor-type="as-char" svg:width="0.1457in" svg:height="0.1563in" draw:z-index="8"><draw:plugin xlink:href="http://jinghong.iteye.com/javascripts/syntaxhighlighter/clipboard_new.swf" xlink:type="simple" xlink:show="embed" xlink:actuate="onLoad" draw:mime-type="application/x-shockwave-flash"><draw:param draw:name="wmode" draw:value="transparent"/><draw:param draw:name="quality" draw:value="high"/><draw:param draw:name="pluginspage" draw:value="http://www.macromedia.com/go/getflashplayer"/><draw:param draw:name="flashvars" draw:value="clipboard=%23include%20%22UserService.h%22%0A%23include%20%3Cconfig.h%3E%0A%23include%20%3Ctransport%2FTSocket.h%3E%0A%23include%20%3Ctransport%2FTBufferTransports.h%3E%0A%23include%20%3Cprotocol%2FTCompactProtocol.h%3E%0A%0Ausing%20namespace%20apache%3A%3Athrift%3B%0Ausing%20namespace%20apache%3A%3Athrift%3A%3Aprotocol%3B%0Ausing%20namespace%20apache%3A%3Athrift%3A%3Atransport%3B%0A%0Ausing%20boost%3A%3Ashared_ptr%3B%0A%0Aint%20main(int%20argc%2C%20char%20**argv)%20%7B%0A%20%20%20%20%20%20%20%20boost%3A%3Ashared_ptr%3CTSocket%3E%20socket(new%20TSocket(%22localhost%22%2C%209090))%3B%0A%20%20%20%20%20%20%20%20boost%3A%3Ashared_ptr%3CTTransport%3E%20transport(new%20TBufferedTransport(socket))%3B%0A%20%20%20%20%20%20%20%20boost%3A%3Ashared_ptr%3CTProtocol%3E%20protocol(new%20TCompactProtocol(transport))%3B%0A%0A%20%20%20%20%20%20%20%20transport-%3Eopen()%3B%0A%0A%20%20%20%20%20%20%20%20User%20u%3B%0A%20%20%20%20%20%20%20%20u.uid%20%3D%20%22leo%22%3B%0A%20%20%20%20%20%20%20%20u.uname%20%3D%20%22yueyue%22%3B%0A%20%20%20%20%20%20%20%20u.usex%20%3D%201%3B%0A%20%20%20%20%20%20%20%20u.uage%20%3D%203%3B%0A%0A%20%20%20%20%20%20%20%20UserServiceClient%20client(protocol)%3B%0A%20%20%20%20%20%20%20%20client.add(u)%3B%0A%0A%20%20%20%20%20%20%20%20User%20u1%3B%0A%20%20%20%20%20%20%20%20client.get(u1%2C%22lll%22)%3B%0A%0A%20%20%20%20%20%20%20%20transport-%3Eclose()%3B%0A%20%20%20%20%20%20%20%20printf(%22uid%3D%25s%20uname%3D%25s%20usex%3D%25d%20uage%3D%25d%5Cn%22%2C%20u1.uid.c_str()%2C%20u1.uname.c_str()%2C%20u1.usex%2C%20u1.uage)%3B%0A%20%20%20%20%20%20%20%20return%200%3B%0A%7D%0A"/><draw:param draw:name="allowscriptaccess" draw:value="always"/></draw:plugin></draw:frame> <draw:a xlink:type="simple" xlink:href="javascript:void()"><draw:frame draw:style-name="fr1" draw:name="graphics5" text:anchor-type="as-char" svg:width="0.8071in" svg:height="0.4138in" draw:z-index="9"><draw:image xlink:href="http://jinghong.iteye.com/images/icon_star.png" xlink:type="simple" xlink:show="embed" xlink:actuate="onLoad"/><svg:title>收藏代码</svg:title></draw:frame></draw:a></text:p>
      <text:list xml:id="list225685025" text:style-name="L7">
        <text:list-item>
          <text:p text:style-name="P25">#include "UserService.h"  </text:p>
        </text:list-item>
        <text:list-item>
          <text:p text:style-name="P25">#include &lt;config.h&gt;  </text:p>
        </text:list-item>
        <text:list-item>
          <text:p text:style-name="P25">#include &lt;transport/TSocket.h&gt;  </text:p>
        </text:list-item>
        <text:list-item>
          <text:p text:style-name="P25">#include &lt;transport/TBufferTransports.h&gt;  </text:p>
        </text:list-item>
        <text:list-item>
          <text:p text:style-name="P25">#include &lt;protocol/TCompactProtocol.h&gt;  </text:p>
        </text:list-item>
        <text:list-item>
          <text:p text:style-name="P25">  </text:p>
        </text:list-item>
        <text:list-item>
          <text:p text:style-name="P25">using namespace apache::thrift;  </text:p>
        </text:list-item>
        <text:list-item>
          <text:p text:style-name="P25">using namespace apache::thrift::protocol;  </text:p>
        </text:list-item>
        <text:list-item>
          <text:p text:style-name="P25"><text:soft-page-break/>using namespace apache::thrift::transport;  </text:p>
        </text:list-item>
        <text:list-item>
          <text:p text:style-name="P25">  </text:p>
        </text:list-item>
        <text:list-item>
          <text:p text:style-name="P25">using boost::shared_ptr;  </text:p>
        </text:list-item>
        <text:list-item>
          <text:p text:style-name="P25">  </text:p>
        </text:list-item>
        <text:list-item>
          <text:p text:style-name="P25">int main(int argc, char **argv) {  </text:p>
        </text:list-item>
        <text:list-item>
          <text:p text:style-name="P25">        boost::shared_ptr&lt;TSocket&gt; socket(new TSocket("localhost", 9090));  </text:p>
        </text:list-item>
        <text:list-item>
          <text:p text:style-name="P25">        boost::shared_ptr&lt;TTransport&gt; transport(new TBufferedTransport(socket));  </text:p>
        </text:list-item>
        <text:list-item>
          <text:p text:style-name="P25">        boost::shared_ptr&lt;TProtocol&gt; protocol(new TCompactProtocol(transport));  </text:p>
        </text:list-item>
        <text:list-item>
          <text:p text:style-name="P25">  </text:p>
        </text:list-item>
        <text:list-item>
          <text:p text:style-name="P25">        transport-&gt;open();  </text:p>
        </text:list-item>
        <text:list-item>
          <text:p text:style-name="P25">  </text:p>
        </text:list-item>
        <text:list-item>
          <text:p text:style-name="P25">        User u;  </text:p>
        </text:list-item>
        <text:list-item>
          <text:p text:style-name="P25">        u.uid = "leo";  </text:p>
        </text:list-item>
        <text:list-item>
          <text:p text:style-name="P25">        u.uname = "yueyue";  </text:p>
        </text:list-item>
        <text:list-item>
          <text:p text:style-name="P25">        u.usex = 1;  </text:p>
        </text:list-item>
        <text:list-item>
          <text:p text:style-name="P25">        u.uage = 3;  </text:p>
        </text:list-item>
        <text:list-item>
          <text:p text:style-name="P25">  </text:p>
        </text:list-item>
        <text:list-item>
          <text:p text:style-name="P25">        UserServiceClient client(protocol);  </text:p>
        </text:list-item>
        <text:list-item>
          <text:p text:style-name="P25">        client.add(u);  </text:p>
        </text:list-item>
        <text:list-item>
          <text:p text:style-name="P25">  </text:p>
        </text:list-item>
        <text:list-item>
          <text:p text:style-name="P25">        User u1;  </text:p>
        </text:list-item>
        <text:list-item>
          <text:p text:style-name="P25">        client.get(u1,"lll");  </text:p>
        </text:list-item>
        <text:list-item>
          <text:p text:style-name="P25">  </text:p>
        </text:list-item>
        <text:list-item>
          <text:p text:style-name="P25">        transport-&gt;close();  </text:p>
        </text:list-item>
        <text:list-item>
          <text:p text:style-name="P25">        printf("uid=%s uname=%s usex=%d uage=%d\n", u1.uid.c_str(), u1.uname.c_str(), u1.usex, u1.uage);  </text:p>
        </text:list-item>
        <text:list-item>
          <text:p text:style-name="P25">        return 0;  </text:p>
        </text:list-item>
        <text:list-item>
          <text:p text:style-name="P13">}  </text:p>
        </text:list-item>
      </text:list>
      <text:p text:style-name="P4"><text:line-break/><text:line-break/>5.生成Makefile </text:p>
      <text:p text:style-name="Text_20_body">Makefile代码 <draw:frame draw:name="Object6" text:anchor-type="as-char" svg:width="0.1457in" svg:height="0.1563in" draw:z-index="10"><draw:plugin xlink:href="http://jinghong.iteye.com/javascripts/syntaxhighlighter/clipboard_new.swf" xlink:type="simple" xlink:show="embed" xlink:actuate="onLoad" draw:mime-type="application/x-shockwave-flash"><draw:param draw:name="wmode" draw:value="transparent"/><draw:param draw:name="quality" draw:value="high"/><draw:param draw:name="pluginspage" draw:value="http://www.macromedia.com/go/getflashplayer"/><draw:param draw:name="flashvars" draw:value="clipboard=BOOST_DIR%20%3D%20%2Fusr%2Flocal%2Finclude%2Fboost%2F%0ATHRIFT_DIR%20%3D%20%2Fusr%2Flocal%2Finclude%2Fthrift%0ALIB_DIR%20%3D%20%2Fusr%2Flocal%2Flib%0AGEN_SRC%20%3D%20.%2Fgen-cpp%2Facsuser_types.cpp%20.%2Fgen-cpp%2Facsuser_constants.cpp%20.%2Fgen-cpp%2FUserService.cpp%0Adefault%3A%20server%20client%0Aserver%3A%20UserServer.cpp%0A%20%20%20%20%20%20%20%20g%2B%2B%20-g%20-o%20UserServer%20-I%24%7BTHRIFT_DIR%7D%20-I%24%7BBOOST_DIR%7D%20%20-I.%2Fgen-cpp%20-L%24%7BLIB_DIR%7D%20-lthrift%20UserServer.cpp%20%24%7BGEN_SRC%7D%0Aclient%3A%20UserClient.cpp%0A%20%20%20%20%20%20%20%20g%2B%2B%20-g%20-o%20UserClient%20-lm%20-pthread%20-lz%20-lrt%20-lssl%20-I%24%7BTHRIFT_DIR%7D%20-I%24%7BBOOST_DIR%7D%20%20-I.%2Fgen-cpp%20-L%24%7BLIB_DIR%7D%20-lthrift%20UserClient.cpp%20%24%7BGEN_SRC%7D%0Aclean%3A%0A%20%20%20%20%20%20%20%20%24(RM)%20-r%20UserServer%20UserClient%0A"/><draw:param draw:name="allowscriptaccess" draw:value="always"/></draw:plugin></draw:frame> <draw:a xlink:type="simple" xlink:href="javascript:void()"><draw:frame draw:style-name="fr1" draw:name="graphics6" text:anchor-type="as-char" svg:width="0.8071in" svg:height="0.4138in" draw:z-index="11"><draw:image xlink:href="http://jinghong.iteye.com/images/icon_star.png" xlink:type="simple" xlink:show="embed" xlink:actuate="onLoad"/><svg:title>收藏代码</svg:title></draw:frame></draw:a></text:p>
      <text:list xml:id="list1012498712" text:style-name="L8">
        <text:list-item>
          <text:p text:style-name="P26">BOOST_DIR = /usr/local/include/boost/  </text:p>
        </text:list-item>
        <text:list-item>
          <text:p text:style-name="P26">THRIFT_DIR = /usr/local/include/thrift  </text:p>
        </text:list-item>
        <text:list-item>
          <text:p text:style-name="P26">LIB_DIR = /usr/local/lib  </text:p>
        </text:list-item>
        <text:list-item>
          <text:p text:style-name="P26">GEN_SRC = ./gen-cpp/acsuser_types.cpp ./gen-cpp/acsuser_constants.cpp ./gen-cpp/UserService.cpp  </text:p>
        </text:list-item>
        <text:list-item>
          <text:p text:style-name="P26">default: server client  </text:p>
        </text:list-item>
        <text:list-item>
          <text:p text:style-name="P26">server: UserServer.cpp  </text:p>
        </text:list-item>
        <text:list-item>
          <text:p text:style-name="P26">        g++ -g -o UserServer -I${THRIFT_DIR} -I${BOOST_DIR}  -I./gen-cpp -L${LIB_DIR} -lthrift UserServer.cpp ${GEN_SRC}  </text:p>
        </text:list-item>
        <text:list-item>
          <text:p text:style-name="P26">client: UserClient.cpp  </text:p>
        </text:list-item>
        <text:list-item>
          <text:p text:style-name="P26">        g++ -g -o UserClient -lm -pthread -lz -lrt -lssl -I${THRIFT_DIR} -I${BOOST_DIR}  -I./gen-cpp -L${LIB_DIR} -lthrift UserClient.cpp ${GEN_SRC}  </text:p>
        </text:list-item>
        <text:list-item>
          <text:p text:style-name="P26">clean:  </text:p>
        </text:list-item>
        <text:list-item>
          <text:p text:style-name="P14">        $(RM) -r UserServer UserClient  </text:p>
        </text:list-item>
      </text:list>
      <text:p text:style-name="P4"><text:soft-page-break/><text:line-break/><text:line-break/>6.启动c++ server </text:p>
      <text:p text:style-name="Text_20_body">Shell代码 <draw:frame draw:name="Object7" text:anchor-type="as-char" svg:width="0.1457in" svg:height="0.1563in" draw:z-index="12"><draw:plugin xlink:href="http://jinghong.iteye.com/javascripts/syntaxhighlighter/clipboard_new.swf" xlink:type="simple" xlink:show="embed" xlink:actuate="onLoad" draw:mime-type="application/x-shockwave-flash"><draw:param draw:name="wmode" draw:value="transparent"/><draw:param draw:name="quality" draw:value="high"/><draw:param draw:name="pluginspage" draw:value="http://www.macromedia.com/go/getflashplayer"/><draw:param draw:name="flashvars" draw:value="clipboard=.%2FUserServer%0A"/><draw:param draw:name="allowscriptaccess" draw:value="always"/></draw:plugin></draw:frame> <draw:a xlink:type="simple" xlink:href="javascript:void()"><draw:frame draw:style-name="fr1" draw:name="graphics7" text:anchor-type="as-char" svg:width="0.8071in" svg:height="0.4138in" draw:z-index="13"><draw:image xlink:href="http://jinghong.iteye.com/images/icon_star.png" xlink:type="simple" xlink:show="embed" xlink:actuate="onLoad"/><svg:title>收藏代码</svg:title></draw:frame></draw:a></text:p>
      <text:list xml:id="list421538619" text:style-name="L9">
        <text:list-item>
          <text:p text:style-name="P15">./UserServer  </text:p>
        </text:list-item>
      </text:list>
      <text:p text:style-name="P4"><text:line-break/>7.测试c++ client </text:p>
      <text:p text:style-name="Text_20_body">Shell代码 <draw:frame draw:name="Object8" text:anchor-type="as-char" svg:width="0.1457in" svg:height="0.1563in" draw:z-index="18"><draw:plugin xlink:href="http://jinghong.iteye.com/javascripts/syntaxhighlighter/clipboard_new.swf" xlink:type="simple" xlink:show="embed" xlink:actuate="onLoad" draw:mime-type="application/x-shockwave-flash"><draw:param draw:name="wmode" draw:value="transparent"/><draw:param draw:name="quality" draw:value="high"/><draw:param draw:name="pluginspage" draw:value="http://www.macromedia.com/go/getflashplayer"/><draw:param draw:name="flashvars" draw:value="clipboard=.%2FUserClient%0A"/><draw:param draw:name="allowscriptaccess" draw:value="always"/></draw:plugin></draw:frame> <draw:a xlink:type="simple" xlink:href="javascript:void()"><draw:frame draw:style-name="fr1" draw:name="graphics8" text:anchor-type="as-char" svg:width="0.8071in" svg:height="0.4138in" draw:z-index="19"><draw:image xlink:href="http://jinghong.iteye.com/images/icon_star.png" xlink:type="simple" xlink:show="embed" xlink:actuate="onLoad"/><svg:title>收藏代码</svg:title></draw:frame></draw:a></text:p>
      <text:list xml:id="list849734588" text:style-name="L10">
        <text:list-item>
          <text:p text:style-name="P16">./UserClient  </text:p>
        </text:list-item>
      </text:list>
      <text:p text:style-name="P4"><text:line-break/>8.写java client文件UserClient.java </text:p>
      <text:p text:style-name="Text_20_body">Java代码 <draw:frame draw:name="Object9" text:anchor-type="as-char" svg:width="0.1457in" svg:height="0.1563in" draw:z-index="20"><draw:plugin xlink:href="http://jinghong.iteye.com/javascripts/syntaxhighlighter/clipboard_new.swf" xlink:type="simple" xlink:show="embed" xlink:actuate="onLoad" draw:mime-type="application/x-shockwave-flash"><draw:param draw:name="wmode" draw:value="transparent"/><draw:param draw:name="quality" draw:value="high"/><draw:param draw:name="pluginspage" draw:value="http://www.macromedia.com/go/getflashplayer"/><draw:param draw:name="flashvars" draw:value="clipboard=import%20org.apache.thrift.TException%3B%0Aimport%20org.apache.thrift.protocol.TCompactProtocol%3B%0Aimport%20org.apache.thrift.protocol.TProtocol%3B%0Aimport%20org.apache.thrift.transport.TFramedTransport%3B%0Aimport%20org.apache.thrift.transport.TNonblockingSocket%3B%0Aimport%20org.apache.thrift.transport.TSocket%3B%0Aimport%20org.apache.thrift.transport.TTransport%3B%0Aimport%20org.apache.thrift.transport.TTransportException%3B%0A%0A%2F%2Fimport%20UserService.Client%3B%0A%0Apublic%20class%20UserClient%20%7B%0A%20%20%20%20private%20void%20start()%20%7B%0A%20%20%20%20%20%20%20%20try%20%7B%0A%20%20%20%20%20%20%20%20%20%20%20%20TTransport%20socket%20%3D%20new%20TSocket(%22localhost%22%2C%209090)%3B%0A%20%20%20%20%20%20%20%20%20%20%20%20%2F%2FTTransport%20transport%20%3D%20new%20TFramedTransport(socket)%3B%0A%20%20%20%20%20%20%20%20%20%20%20%20TProtocol%20protocol%20%3D%20new%20TCompactProtocol(socket)%3B%0A%0A%20%20%20%20%20%20%20%20%20%20%20%20UserService.Client%20client%20%3D%20new%20UserService.Client(protocol)%3B%0A%20%20%20%20%20%20%20%20%20%20%20%20socket.open()%3B%0A%20%20%20%20%20%20%20%20%20%20%20%20System.out.println(client.get(%22lll%22))%3B%0A%0A%20%20%20%20%20%20%20%20%20%20%20%20User%20u%20%3D%20new%20User()%3B%0A%20%20%20%20%20%20%20%20%20%20%20%20u.uid%3D%22leojava%22%3B%0A%20%20%20%20%20%20%20%20%20%20%20%20u.uname%3D%22yueyue%22%3B%0A%20%20%20%20%20%20%20%20%20%20%20%20u.usex%3Dtrue%3B%0A%20%20%20%20%20%20%20%20%20%20%20%20u.uage%3D3%3B%0A%20%20%20%20%20%20%20%20%20%20%20%20client.add(u)%3B%0A%20%20%20%20%20%20%20%20%20%20%20%20socket.close()%3B%0A%0A%20%20%20%20%20%20%20%20%7D%20catch%20(TTransportException%20e)%20%7B%0A%20%20%20%20%20%20%20%20%20%20%20%20e.printStackTrace()%3B%0A%20%20%20%20%20%20%20%20%7D%20catch%20(TException%20e)%20%7B%0A%20%20%20%20%20%20%20%20%20%20%20%20e.printStackTrace()%3B%0A%20%20%20%20%20%20%20%20%7D%0A%20%20%20%20%7D%0A%0A%20%20%20%20public%20static%20void%20main(String%5B%5D%20args)%20%7B%0A%20%20%20%20%20%20%20%20UserClient%20c%20%3D%20new%20UserClient()%3B%0A%20%20%20%20%20%20%20%20c.start()%3B%0A%0A%20%20%20%20%7D%0A%7D%0A"/><draw:param draw:name="allowscriptaccess" draw:value="always"/></draw:plugin></draw:frame> <draw:a xlink:type="simple" xlink:href="javascript:void()"><draw:frame draw:style-name="fr1" draw:name="graphics9" text:anchor-type="as-char" svg:width="0.8071in" svg:height="0.4138in" draw:z-index="21"><draw:image xlink:href="http://jinghong.iteye.com/images/icon_star.png" xlink:type="simple" xlink:show="embed" xlink:actuate="onLoad"/><svg:title>收藏代码</svg:title></draw:frame></draw:a></text:p>
      <text:list xml:id="list287869498" text:style-name="L11">
        <text:list-item>
          <text:p text:style-name="P27">import org.apache.thrift.TException;  </text:p>
        </text:list-item>
        <text:list-item>
          <text:p text:style-name="P27">import org.apache.thrift.protocol.TCompactProtocol;  </text:p>
        </text:list-item>
        <text:list-item>
          <text:p text:style-name="P27">import org.apache.thrift.protocol.TProtocol;  </text:p>
        </text:list-item>
        <text:list-item>
          <text:p text:style-name="P27">import org.apache.thrift.transport.TFramedTransport;  </text:p>
        </text:list-item>
        <text:list-item>
          <text:p text:style-name="P27">import org.apache.thrift.transport.TNonblockingSocket;  </text:p>
        </text:list-item>
        <text:list-item>
          <text:p text:style-name="P27">import org.apache.thrift.transport.TSocket;  </text:p>
        </text:list-item>
        <text:list-item>
          <text:p text:style-name="P27">import org.apache.thrift.transport.TTransport;  </text:p>
        </text:list-item>
        <text:list-item>
          <text:p text:style-name="P27">import org.apache.thrift.transport.TTransportException;  </text:p>
        </text:list-item>
        <text:list-item>
          <text:p text:style-name="P27">  </text:p>
        </text:list-item>
        <text:list-item>
          <text:p text:style-name="P27">//import UserService.Client;  </text:p>
        </text:list-item>
        <text:list-item>
          <text:p text:style-name="P27">  </text:p>
        </text:list-item>
        <text:list-item>
          <text:p text:style-name="P27">public class UserClient {  </text:p>
        </text:list-item>
        <text:list-item>
          <text:p text:style-name="P27">    private void start() {  </text:p>
        </text:list-item>
        <text:list-item>
          <text:p text:style-name="P27">        try {  </text:p>
        </text:list-item>
        <text:list-item>
          <text:p text:style-name="P27">            TTransport socket = new TSocket("localhost", 9090);  </text:p>
        </text:list-item>
        <text:list-item>
          <text:p text:style-name="P27">            //TTransport transport = new TFramedTransport(socket);  </text:p>
        </text:list-item>
        <text:list-item>
          <text:p text:style-name="P27">            TProtocol protocol = new TCompactProtocol(socket);  </text:p>
        </text:list-item>
        <text:list-item>
          <text:p text:style-name="P27">  </text:p>
        </text:list-item>
        <text:list-item>
          <text:p text:style-name="P27">            UserService.Client client = new UserService.Client(protocol);  </text:p>
        </text:list-item>
        <text:list-item>
          <text:p text:style-name="P27">            socket.open();  </text:p>
        </text:list-item>
        <text:list-item>
          <text:p text:style-name="P27">            System.out.println(client.get("lll"));  </text:p>
        </text:list-item>
        <text:list-item>
          <text:p text:style-name="P27">  </text:p>
        </text:list-item>
        <text:list-item>
          <text:p text:style-name="P27">            User u = new User();  </text:p>
        </text:list-item>
        <text:list-item>
          <text:p text:style-name="P27">            u.uid="leojava";  </text:p>
        </text:list-item>
        <text:list-item>
          <text:p text:style-name="P27">            u.uname="yueyue";  </text:p>
        </text:list-item>
        <text:list-item>
          <text:p text:style-name="P27">            u.usex=true;  </text:p>
        </text:list-item>
        <text:list-item>
          <text:p text:style-name="P27">            u.uage=3;  </text:p>
        </text:list-item>
        <text:list-item>
          <text:p text:style-name="P27">            client.add(u);  </text:p>
        </text:list-item>
        <text:list-item>
          <text:p text:style-name="P27">            socket.close();  </text:p>
        </text:list-item>
        <text:list-item>
          <text:p text:style-name="P27">  </text:p>
        </text:list-item>
        <text:list-item>
          <text:p text:style-name="P27"><text:soft-page-break/>        } catch (TTransportException e) {  </text:p>
        </text:list-item>
        <text:list-item>
          <text:p text:style-name="P27">            e.printStackTrace();  </text:p>
        </text:list-item>
        <text:list-item>
          <text:p text:style-name="P27">        } catch (TException e) {  </text:p>
        </text:list-item>
        <text:list-item>
          <text:p text:style-name="P27">            e.printStackTrace();  </text:p>
        </text:list-item>
        <text:list-item>
          <text:p text:style-name="P27">        }  </text:p>
        </text:list-item>
        <text:list-item>
          <text:p text:style-name="P27">    }  </text:p>
        </text:list-item>
        <text:list-item>
          <text:p text:style-name="P27">  </text:p>
        </text:list-item>
        <text:list-item>
          <text:p text:style-name="P27">    public static void main(String[] args) {  </text:p>
        </text:list-item>
        <text:list-item>
          <text:p text:style-name="P27">        UserClient c = new UserClient();  </text:p>
        </text:list-item>
        <text:list-item>
          <text:p text:style-name="P27">        c.start();  </text:p>
        </text:list-item>
        <text:list-item>
          <text:p text:style-name="P27">  </text:p>
        </text:list-item>
        <text:list-item>
          <text:p text:style-name="P27">    }  </text:p>
        </text:list-item>
        <text:list-item>
          <text:p text:style-name="P17">}  </text:p>
        </text:list-item>
      </text:list>
      <text:p text:style-name="P4"><text:line-break/>编译和运行java client </text:p>
      <text:p text:style-name="Text_20_body">Shell代码 <draw:frame draw:name="Object10" text:anchor-type="as-char" svg:width="0.1457in" svg:height="0.1563in" draw:z-index="14"><draw:plugin xlink:href="http://jinghong.iteye.com/javascripts/syntaxhighlighter/clipboard_new.swf" xlink:type="simple" xlink:show="embed" xlink:actuate="onLoad" draw:mime-type="application/x-shockwave-flash"><draw:param draw:name="wmode" draw:value="transparent"/><draw:param draw:name="quality" draw:value="high"/><draw:param draw:name="pluginspage" draw:value="http://www.macromedia.com/go/getflashplayer"/><draw:param draw:name="flashvars" draw:value="clipboard=javac%20-classpath%20%2Fusr%2Flocal%2Flib%2Flibthrift-0.7.0.jar%3A%2Fusr%2Flocal%2Flib%2Flog4j-1.2.14.jar%3A%2Fusr%2Flocal%2Flib%2Fcommons-logging-1.1.1.jar%3A%2Fusr%2Flocal%2Flib%2Fslf4j-api-1.5.8.jar%20UserClient.java%20.%2Fgen-java%2F*.java%0Ajava%20-classpath%20.%3A.%2Fgen-java%3A%2Fusr%2Flocal%2Flib%2Flibthrift-0.7.0.jar%3A%2Fusr%2Flocal%2Flib%2Flog4j-1.2.14.jar%3A%2Fusr%2Flocal%2Flib%2Fcommons-logging-1.1.1.jar%3A%2Fusr%2Flocal%2Flib%2Fslf4j-api-1.5.8.jar%3A%2Fusr%2Flocal%2Flib%2Fslf4j-log4j12-1.5.8.jar%20UserClient%0A"/><draw:param draw:name="allowscriptaccess" draw:value="always"/></draw:plugin></draw:frame> <draw:a xlink:type="simple" xlink:href="javascript:void()"><draw:frame draw:style-name="fr1" draw:name="graphics10" text:anchor-type="as-char" svg:width="0.8071in" svg:height="0.4138in" draw:z-index="15"><draw:image xlink:href="http://jinghong.iteye.com/images/icon_star.png" xlink:type="simple" xlink:show="embed" xlink:actuate="onLoad"/><svg:title>收藏代码</svg:title></draw:frame></draw:a></text:p>
      <text:list xml:id="list375617511" text:style-name="L12">
        <text:list-item>
          <text:p text:style-name="P28">javac -classpath /usr/local/lib/libthrift-0.7.0.jar:/usr/local/lib/log4j-1.2.14.jar:/usr/local/lib/commons-logging-1.1.1.jar:/usr/local/lib/slf4j-api-1.5.8.jar UserClient.java ./gen-java/*.java  </text:p>
        </text:list-item>
        <text:list-item>
          <text:p text:style-name="P18">java -classpath .:./gen-java:/usr/local/lib/libthrift-0.7.0.jar:/usr/local/lib/log4j-1.2.14.jar:/usr/local/lib/commons-logging-1.1.1.jar:/usr/local/lib/slf4j-api-1.5.8.jar:/usr/local/lib/slf4j-log4j12-1.5.8.jar UserClient  </text:p>
        </text:list-item>
      </text:list>
      <text:p text:style-name="P4"><text:line-break/>9.写Python client文件PythonClient.py </text:p>
      <text:p text:style-name="Text_20_body">Python代码 <draw:frame draw:name="Object11" text:anchor-type="as-char" svg:width="0.1457in" svg:height="0.1563in" draw:z-index="16"><draw:plugin xlink:href="http://jinghong.iteye.com/javascripts/syntaxhighlighter/clipboard_new.swf" xlink:type="simple" xlink:show="embed" xlink:actuate="onLoad" draw:mime-type="application/x-shockwave-flash"><draw:param draw:name="wmode" draw:value="transparent"/><draw:param draw:name="quality" draw:value="high"/><draw:param draw:name="pluginspage" draw:value="http://www.macromedia.com/go/getflashplayer"/><draw:param draw:name="flashvars" draw:value="clipboard=%23!%2Fusr%2Fbin%2Fenv%20python%0Aimport%20sys%0Asys.path.append('.%2Fgen-py')%0Afrom%20acsuser%20import%20UserService%0Afrom%20acsuser.ttypes%20import%20*%0Afrom%20thrift%20import%20Thrift%0Afrom%20thrift.transport%20import%20TSocket%0Afrom%20thrift.transport%20import%20TTransport%0Afrom%20thrift.protocol%20import%20TCompactProtocol%0A%0A%23%20Make%20socket%0Atransport%20%3D%20TSocket.TSocket('localhost'%2C%209090)%0A%23%20Buffering%20is%20critical.%20Raw%20sockets%20are%20very%20slow%0Atransport%20%3D%20TTransport.TBufferedTransport(transport)%0A%23%20Wrap%20in%20a%20protocol%0Aprotocol%20%3D%20TCompactProtocol.TCompactProtocol(transport)%0A%23%20Create%20a%20client%20to%20use%20the%20protocol%20encoder%0Aclient%20%3D%20UserService.Client(protocol)%0A%23%20Connect!%0Atransport.open()%0A%23%20Call%20Server%20services%20%20%0Au%20%3D%20client.get('lll')%0Aprint%20'uid%3D%25s%20uname%3D%25s%20usex%3D%25d%20u.uage%3D%25d'%20%25(u.uid%2Cu.uname%2Cu.usex%2Cu.uage)%0A%0Au1%20%3D%20User()%0Au1.uid%3D'leo'%0Au1.uname%3D'yueyue'%0Au1.usex%3D1%0Au1.uage%3D3%0Aclient.add(u1)%0A"/><draw:param draw:name="allowscriptaccess" draw:value="always"/></draw:plugin></draw:frame> <draw:a xlink:type="simple" xlink:href="javascript:void()"><draw:frame draw:style-name="fr1" draw:name="graphics11" text:anchor-type="as-char" svg:width="0.1772in" svg:height="0.1665in" draw:z-index="17"><draw:image xlink:href="http://jinghong.iteye.com/images/icon_star.png" xlink:type="simple" xlink:show="embed" xlink:actuate="onLoad"/><svg:title>收藏代码</svg:title></draw:frame></draw:a></text:p>
      <text:list xml:id="list822384016" text:style-name="L13">
        <text:list-item>
          <text:p text:style-name="P29">#!/usr/bin/env python  </text:p>
        </text:list-item>
        <text:list-item>
          <text:p text:style-name="P29">import sys  </text:p>
        </text:list-item>
        <text:list-item>
          <text:p text:style-name="P29">sys.path.append('./gen-py')  </text:p>
        </text:list-item>
        <text:list-item>
          <text:p text:style-name="P29">from acsuser import UserService  </text:p>
        </text:list-item>
        <text:list-item>
          <text:p text:style-name="P29">from acsuser.ttypes import *  </text:p>
        </text:list-item>
        <text:list-item>
          <text:p text:style-name="P29">from thrift import Thrift  </text:p>
        </text:list-item>
        <text:list-item>
          <text:p text:style-name="P29">from thrift.transport import TSocket  </text:p>
        </text:list-item>
        <text:list-item>
          <text:p text:style-name="P29">from thrift.transport import TTransport  </text:p>
        </text:list-item>
        <text:list-item>
          <text:p text:style-name="P29">from thrift.protocol import TCompactProtocol  </text:p>
        </text:list-item>
        <text:list-item>
          <text:p text:style-name="P29">  </text:p>
        </text:list-item>
        <text:list-item>
          <text:p text:style-name="P29"># Make socket</text:p>
        </text:list-item>
        <text:list-item>
          <text:p text:style-name="P29">transport = TSocket.TSocket('localhost', 9090)  </text:p>
        </text:list-item>
        <text:list-item>
          <text:p text:style-name="P29"># Buffering is critical. Raw sockets are very slow  </text:p>
        </text:list-item>
        <text:list-item>
          <text:p text:style-name="P29">transport = TTransport.TBufferedTransport(transport)  </text:p>
        </text:list-item>
        <text:list-item>
          <text:p text:style-name="P29"># Wrap in a protocol  </text:p>
        </text:list-item>
        <text:list-item>
          <text:p text:style-name="P29">protocol = TCompactProtocol.TCompactProtocol(transport)  </text:p>
        </text:list-item>
        <text:list-item>
          <text:p text:style-name="P29"># Create a client to use the protocol encoder  </text:p>
        </text:list-item>
        <text:list-item>
          <text:p text:style-name="P29">client = UserService.Client(protocol)  </text:p>
        </text:list-item>
        <text:list-item>
          <text:p text:style-name="P29"># Connect!  </text:p>
        </text:list-item>
        <text:list-item>
          <text:p text:style-name="P29">transport.open()  </text:p>
        </text:list-item>
        <text:list-item>
          <text:p text:style-name="P29"><text:soft-page-break/># Call Server services    </text:p>
        </text:list-item>
        <text:list-item>
          <text:p text:style-name="P29">u = client.get('lll')  </text:p>
        </text:list-item>
        <text:list-item>
          <text:p text:style-name="P29">print 'uid=%s uname=%s usex=%d u.uage=%d' %(u.uid,u.uname,u.usex,u.uage)  </text:p>
        </text:list-item>
        <text:list-item>
          <text:p text:style-name="P29">  </text:p>
        </text:list-item>
        <text:list-item>
          <text:p text:style-name="P29">u1 = User()  </text:p>
        </text:list-item>
        <text:list-item>
          <text:p text:style-name="P29">u1.uid='leo'  </text:p>
        </text:list-item>
        <text:list-item>
          <text:p text:style-name="P29">u1.uname='yueyue'  </text:p>
        </text:list-item>
        <text:list-item>
          <text:p text:style-name="P29">u1.usex=1  </text:p>
        </text:list-item>
        <text:list-item>
          <text:p text:style-name="P29">u1.uage=3  </text:p>
        </text:list-item>
        <text:list-item>
          <text:p text:style-name="P19">client.add(u1)  </text:p>
        </text:list-item>
      </text:list>
      <text:p text:style-name="P4"><text:line-break/>执行python client代码 </text:p>
      <text:p text:style-name="Text_20_body">Shell代码 <draw:frame draw:name="Object12" text:anchor-type="as-char" svg:width="0.1457in" svg:height="0.1563in" draw:z-index="22"><draw:plugin xlink:href="http://jinghong.iteye.com/javascripts/syntaxhighlighter/clipboard_new.swf" xlink:type="simple" xlink:show="embed" xlink:actuate="onLoad" draw:mime-type="application/x-shockwave-flash"><draw:param draw:name="wmode" draw:value="transparent"/><draw:param draw:name="quality" draw:value="high"/><draw:param draw:name="pluginspage" draw:value="http://www.macromedia.com/go/getflashplayer"/><draw:param draw:name="flashvars" draw:value="clipboard=chmod%20777%20PythonClient.py%0A.%2FPythonClient.py%0A"/><draw:param draw:name="allowscriptaccess" draw:value="always"/></draw:plugin></draw:frame> <draw:a xlink:type="simple" xlink:href="javascript:void()"><draw:frame draw:style-name="fr1" draw:name="graphics12" text:anchor-type="as-char" svg:width="0.1772in" svg:height="0.1665in" draw:z-index="23"><draw:image xlink:href="http://jinghong.iteye.com/images/icon_star.png" xlink:type="simple" xlink:show="embed" xlink:actuate="onLoad"/><svg:title>收藏代码</svg:title></draw:frame></draw:a></text:p>
      <text:list xml:id="list1896765804" text:style-name="L14">
        <text:list-item>
          <text:p text:style-name="P30">chmod 777 PythonClient.py  </text:p>
        </text:list-item>
        <text:list-item>
          <text:p text:style-name="P20">./PythonClient.py  </text:p>
        </text:list-item>
      </text:list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宋体" svg:font-family="宋体"/>
    <style:font-face style:name="DejaVu Sans Mono" svg:font-family="'DejaVu Sans Mono'" style:font-family-generic="modern" style:font-pitch="fixed"/>
    <style:font-face style:name="WenQuanYi Zen Hei1" svg:font-family="'WenQuanYi Zen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1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Zen Hei" style:font-size-asian="18pt" style:font-weight-asian="bold" style:font-name-complex="Lohit Hind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d </meta:initial-creator>
    <meta:creation-date>2012-03-01T18:09:22</meta:creation-date>
    <dc:date>2012-03-02T18:49:22</dc:date>
    <dc:creator>cd </dc:creator>
    <meta:editing-duration>PT4H5M56S</meta:editing-duration>
    <meta:editing-cycles>6</meta:editing-cycles>
    <meta:generator>LibreOffice/3.4$Unix LibreOffice_project/340m1$Build-502</meta:generator>
    <meta:document-statistic meta:table-count="0" meta:image-count="12" meta:object-count="12" meta:page-count="21" meta:paragraph-count="646" meta:word-count="2549" meta:character-count="24293" meta:non-whitespace-character-count="21749"/>
  </office:meta>
</office:document-meta>
</file>